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96a120" officeooo:paragraph-rsid="0096a120"/>
    </style:style>
    <style:style style:name="P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3b416f" style:font-size-asian="16pt" style:font-weight-asian="normal" style:font-name-complex="TH SarabunPSK2" style:font-size-complex="16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b1495" style:font-size-asian="16pt" style:font-weight-asian="normal" style:font-name-complex="TH SarabunPSK2" style:font-size-complex="16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e68f7" style:font-size-asian="16pt" style:font-weight-asian="normal" style:font-name-complex="TH SarabunPSK2" style:font-size-complex="16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ae9e12" style:font-size-asian="16pt" style:font-weight-asian="normal" style:font-name-complex="TH SarabunPSK2" style:font-size-complex="16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b00114" style:font-size-asian="16pt" style:font-weight-asian="normal" style:font-name-complex="TH SarabunPSK2" style:font-size-complex="16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264f94" officeooo:paragraph-rsid="003c2fac" style:font-size-asian="16pt" style:font-weight-asian="normal" style:font-name-complex="TH SarabunPSK2" style:font-size-complex="16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4a3d2" officeooo:paragraph-rsid="00264f94" style:font-size-asian="16pt" style:font-weight-asian="normal" style:font-name-complex="TH SarabunPSK2" style:font-size-complex="16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style:font-name="TH SarabunPSK2" fo:font-size="16pt" fo:font-weight="normal" officeooo:rsid="0095f462" officeooo:paragraph-rsid="0095f462" style:font-size-asian="16pt" style:font-weight-asian="normal" style:font-name-complex="TH SarabunPSK2" style:font-size-complex="16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b1495" style:font-size-asian="16pt" style:font-weight-asian="normal" style:font-name-complex="TH SarabunPSK2" style:font-size-complex="16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bb20e" style:font-size-asian="16pt" style:font-weight-asian="normal" style:font-name-complex="TH SarabunPSK2" style:font-size-complex="16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e68f7" style:font-size-asian="16pt" style:font-weight-asian="normal" style:font-name-complex="TH SarabunPSK2" style:font-size-complex="16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00114" style:font-size-asian="16pt" style:font-weight-asian="normal" style:font-name-complex="TH SarabunPSK2" style:font-size-complex="16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19f7e" style:font-size-asian="16pt" style:font-weight-asian="normal" style:font-name-complex="TH SarabunPSK2" style:font-size-complex="16pt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ab1495" officeooo:paragraph-rsid="00ab1495" style:font-size-asian="16pt" style:font-weight-asian="normal" style:font-name-complex="TH SarabunPSK2" style:font-size-complex="16pt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dd1678" officeooo:paragraph-rsid="00ab1495" style:font-size-asian="16pt" style:font-weight-asian="normal" style:font-name-complex="TH SarabunPSK2" style:font-size-complex="16pt" style:font-weight-complex="normal"/>
    </style:style>
    <style:style style:name="P19" style:family="paragraph" style:parent-style-name="Standard">
      <style:paragraph-properties fo:line-height="150%" fo:text-align="end" style:justify-single-word="false"/>
      <style:text-properties style:font-name="TH SarabunPSK2" fo:font-size="16pt" fo:font-weight="bold" officeooo:rsid="009b251f" officeooo:paragraph-rsid="009b251f" style:font-size-asian="16pt" style:font-weight-asian="bold" style:font-name-complex="TH SarabunPSK2" style:font-size-complex="16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TH SarabunPSK2" fo:font-size="16pt" fo:font-weight="bold" officeooo:rsid="009b251f" officeooo:paragraph-rsid="00a9ba7f" style:font-size-asian="16pt" style:font-weight-asian="bold" style:font-name-complex="TH SarabunPSK2" style:font-size-complex="16pt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9ba7f" style:font-size-asian="16pt" style:font-weight-asian="bold" style:font-name-complex="TH SarabunPSK2" style:font-size-complex="16pt" style:font-weight-complex="bold"/>
    </style:style>
    <style:style style:name="P22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bb20e" style:font-size-asian="16pt" style:font-weight-asian="bold" style:font-name-complex="TH SarabunPSK2" style:font-size-complex="16pt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ad9c17" style:font-size-asian="16pt" style:font-weight-asian="bold" style:font-name-complex="TH SarabunPSK2" style:font-size-complex="16pt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9b251f" officeooo:paragraph-rsid="00b35e84" style:font-size-asian="16pt" style:font-weight-asian="bold" style:font-name-complex="TH SarabunPSK2" style:font-size-complex="16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a9ba7f" officeooo:paragraph-rsid="00abb20e" style:font-size-asian="16pt" style:font-weight-asian="bold" style:font-name-complex="TH SarabunPSK2" style:font-size-complex="16pt" style:font-weight-complex="bold"/>
    </style:style>
    <style:style style:name="P26" style:family="paragraph" style:parent-style-name="Standard">
      <style:paragraph-properties fo:line-height="100%" fo:text-align="start" style:justify-single-word="false"/>
      <style:text-properties style:font-name="TH SarabunPSK2" fo:font-size="16pt" fo:font-weight="bold" officeooo:rsid="00264f94" officeooo:paragraph-rsid="00ab1495" style:font-size-asian="16pt" style:font-weight-asian="normal" style:font-name-complex="TH SarabunPSK2" style:font-size-complex="16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H SarabunPSK2" fo:font-size="20pt" fo:font-weight="normal" officeooo:rsid="00264f94" officeooo:paragraph-rsid="00264f94" style:font-size-asian="20pt" style:font-weight-asian="normal" style:font-size-complex="20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TH SarabunPSK2" fo:font-size="20pt" fo:font-weight="bold" officeooo:rsid="00bac411" officeooo:paragraph-rsid="00ae68f7" style:font-size-asian="20pt" style:font-weight-asian="bold" style:font-name-complex="TH SarabunPSK2" style:font-size-complex="20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style:font-name="TH SarabunPSK2" fo:font-size="18pt" fo:font-weight="bold" officeooo:rsid="0095f462" officeooo:paragraph-rsid="0095f462" style:font-size-asian="18pt" style:font-weight-asian="bold" style:font-name-complex="TH SarabunPSK2" style:font-size-complex="18pt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7ccf9" style:font-size-asian="18pt" style:font-weight-asian="bold" style:font-name-complex="TH SarabunPSK2" style:font-size-complex="18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9ba7f" style:font-size-asian="18pt" style:font-weight-asian="bold" style:font-name-complex="TH SarabunPSK2" style:font-size-complex="18pt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bb20e" style:font-size-asian="18pt" style:font-weight-asian="bold" style:font-name-complex="TH SarabunPSK2" style:font-size-complex="18pt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ad9c17" style:font-size-asian="18pt" style:font-weight-asian="bold" style:font-name-complex="TH SarabunPSK2" style:font-size-complex="18pt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H SarabunPSK2" fo:font-size="18pt" fo:font-weight="bold" officeooo:rsid="0096a120" officeooo:paragraph-rsid="00b35e84" style:font-size-asian="18pt" style:font-weight-asian="bold" style:font-name-complex="TH SarabunPSK2" style:font-size-complex="18pt" style:font-weight-complex="bold"/>
    </style:style>
    <style:style style:name="P37" style:family="paragraph" style:parent-style-name="Standard">
      <style:paragraph-properties fo:line-height="100%" fo:text-align="start" style:justify-single-word="false"/>
      <style:text-properties style:font-name="TH SarabunPSK2" fo:font-size="18pt" fo:font-weight="bold" officeooo:rsid="00264f94" officeooo:paragraph-rsid="00264f94" style:font-size-asian="18pt" style:font-weight-asian="bold" style:font-name-complex="TH SarabunPSK2" style:font-size-complex="18pt" style:font-weight-complex="bold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H SarabunPSK2" fo:font-size="20pt" fo:font-weight="bold" officeooo:rsid="00655bce" officeooo:paragraph-rsid="00655bce" style:font-size-asian="20pt" style:font-weight-asian="bold" style:font-size-complex="20pt" style:font-weight-complex="bold"/>
    </style:style>
    <style:style style:name="P3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9dcd68" style:font-size-asian="16pt" style:font-weight-asian="normal" style:font-name-complex="TH SarabunPSK2" style:font-size-complex="16pt" style:font-weight-complex="normal"/>
    </style:style>
    <style:style style:name="P4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9eb9e7" style:font-size-asian="16pt" style:font-weight-asian="normal" style:font-name-complex="TH SarabunPSK2" style:font-size-complex="16pt" style:font-weight-complex="normal"/>
    </style:style>
    <style:style style:name="P4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9dcd68" officeooo:paragraph-rsid="00a0e506" style:font-size-asian="16pt" style:font-weight-asian="normal" style:font-name-complex="TH SarabunPSK2" style:font-size-complex="16pt" style:font-weight-complex="normal"/>
    </style:style>
    <style:style style:name="P4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264f94" officeooo:paragraph-rsid="00a18bb8" style:font-size-asian="16pt" style:font-weight-asian="normal" style:font-name-complex="TH SarabunPSK2" style:font-size-complex="16pt" style:font-weight-complex="normal"/>
    </style:style>
    <style:style style:name="P4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5bce" officeooo:paragraph-rsid="009b251f" style:font-size-asian="16pt" style:font-weight-asian="normal" style:font-name-complex="TH SarabunPSK2" style:font-size-complex="16pt" style:font-weight-complex="normal"/>
    </style:style>
    <style:style style:name="P4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18bb8" style:font-size-asian="16pt" style:font-weight-asian="normal" style:font-name-complex="TH SarabunPSK2" style:font-size-complex="16pt" style:font-weight-complex="normal"/>
    </style:style>
    <style:style style:name="P4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eeda" officeooo:paragraph-rsid="00a0e506" style:font-size-asian="16pt" style:font-weight-asian="normal" style:font-name-complex="TH SarabunPSK2" style:font-size-complex="16pt" style:font-weight-complex="normal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7327b" officeooo:paragraph-rsid="00a0e506" style:font-size-asian="16pt" style:font-weight-asian="normal" style:font-name-complex="TH SarabunPSK2" style:font-size-complex="16pt" style:font-weight-complex="normal"/>
    </style:style>
    <style:style style:name="P47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892a3" officeooo:paragraph-rsid="00a0e506" style:font-size-asian="16pt" style:font-weight-asian="normal" style:font-name-complex="TH SarabunPSK2" style:font-size-complex="16pt" style:font-weight-complex="normal"/>
    </style:style>
    <style:style style:name="P48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94789" officeooo:paragraph-rsid="00a0e506" style:font-size-asian="16pt" style:font-weight-asian="normal" style:font-name-complex="TH SarabunPSK2" style:font-size-complex="16pt" style:font-weight-complex="normal"/>
    </style:style>
    <style:style style:name="P4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281b9" style:font-size-asian="16pt" style:font-weight-asian="normal" style:font-size-complex="16pt" style:font-weight-complex="normal"/>
    </style:style>
    <style:style style:name="P50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426cc" style:font-size-asian="16pt" style:font-weight-asian="normal" style:font-size-complex="16pt" style:font-weight-complex="normal"/>
    </style:style>
    <style:style style:name="P51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a18bb8" officeooo:paragraph-rsid="00a5e688" style:font-size-asian="16pt" style:font-weight-asian="normal" style:font-size-complex="16pt" style:font-weight-complex="normal"/>
    </style:style>
    <style:style style:name="P52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da5c06" officeooo:paragraph-rsid="00a18bb8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53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a426cc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a5e688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55" style:family="paragraph" style:parent-style-name="Standard">
      <style:paragraph-properties fo:line-height="150%" fo:text-align="end" style:justify-single-word="false" style:writing-mode="lr-tb"/>
      <style:text-properties style:font-name="TH SarabunPSK2" fo:font-size="16pt" fo:font-style="normal" fo:font-weight="bold" officeooo:rsid="006222e6" officeooo:paragraph-rsid="00a7ccf9" style:font-size-asian="16pt" style:font-style-asian="normal" style:font-weight-asian="bold" style:font-name-complex="TH SarabunPSK2" style:font-size-complex="16pt" style:font-style-complex="normal" style:font-weight-complex="bold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8pt" fo:font-weight="bold" officeooo:rsid="00264f94" officeooo:paragraph-rsid="00a0e506" style:font-size-asian="18pt" style:font-weight-asian="bold" style:font-name-complex="TH SarabunPSK2" style:font-size-complex="18pt" style:font-weight-complex="bold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style:font-name="TH SarabunPSK2" fo:font-size="18pt" fo:font-weight="bold" officeooo:rsid="00264f94" officeooo:paragraph-rsid="00a18bb8" style:font-size-asian="18pt" style:font-weight-asian="bold" style:font-name-complex="TH SarabunPSK2" style:font-size-complex="18pt" style:font-weight-complex="bold"/>
    </style:style>
    <style:style style:name="P58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abb20e" style:font-size-asian="16pt" style:font-weight-asian="normal" style:font-name-complex="TH SarabunPSK2" style:font-size-complex="16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cc586e" style:font-size-asian="16pt" style:font-weight-asian="normal" style:font-name-complex="TH SarabunPSK2" style:font-size-complex="16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b40898" style:font-size-asian="16pt" style:font-weight-asian="normal" style:font-name-complex="TH SarabunPSK2" style:font-size-complex="16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45285" officeooo:paragraph-rsid="00edc50b" style:font-size-asian="16pt" style:font-weight-asian="normal" style:font-name-complex="TH SarabunPSK2" style:font-size-complex="16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264f94" officeooo:paragraph-rsid="002e296f" style:font-size-asian="16pt" style:font-weight-asian="normal" style:font-name-complex="TH SarabunPSK2" style:font-size-complex="16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style:font-name="TH SarabunPSK2" fo:font-size="16pt" fo:font-weight="normal" officeooo:rsid="00ab1495" officeooo:paragraph-rsid="00ab1495" style:font-size-asian="16pt" style:font-weight-asian="normal" style:font-name-complex="TH SarabunPSK2" style:font-size-complex="16pt" style:font-weight-complex="normal"/>
    </style:style>
    <style:style style:name="P64" style:family="paragraph" style:parent-style-name="Standard">
      <style:paragraph-properties fo:line-height="150%" fo:text-align="center" style:justify-single-word="false"/>
      <style:text-properties style:font-name="TH SarabunPSK2" fo:font-size="18pt" fo:font-weight="bold" officeooo:rsid="0096a120" officeooo:paragraph-rsid="0096a120" style:font-size-asian="18pt" style:font-weight-asian="bold" style:font-name-complex="TH SarabunPSK2" style:font-size-complex="18pt" style:font-weight-complex="bold"/>
    </style:style>
    <style:style style:name="P65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a5e688" officeooo:paragraph-rsid="00a5e688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6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style="normal" fo:font-weight="normal" officeooo:rsid="00c0589b" officeooo:paragraph-rsid="00c0589b" style:font-size-asian="16pt" style:font-style-asian="normal" style:font-weight-asian="normal" style:font-name-complex="TH SarabunPSK2" style:font-size-complex="16pt" style:font-style-complex="normal" style:font-weight-complex="normal"/>
    </style:style>
    <style:style style:name="P67" style:family="paragraph" style:parent-style-name="Standard">
      <style:paragraph-properties fo:line-height="100%" fo:text-align="end" style:justify-single-word="false" style:writing-mode="lr-tb"/>
      <style:text-properties style:font-name="TH SarabunPSK2" fo:font-size="16pt" fo:font-weight="normal" officeooo:rsid="00264f94" officeooo:paragraph-rsid="00a18bb8" style:font-size-asian="16pt" style:font-weight-asian="normal" style:font-name-complex="TH SarabunPSK2" style:font-size-complex="16pt" style:font-weight-complex="normal"/>
    </style:style>
    <style:style style:name="P68" style:family="paragraph" style:parent-style-name="Standard">
      <style:paragraph-properties fo:line-height="100%" fo:text-align="end" style:justify-single-word="false" style:writing-mode="lr-tb"/>
      <style:text-properties style:font-name="TH SarabunPSK2" fo:font-size="16pt" fo:font-weight="normal" officeooo:rsid="00a18bb8" officeooo:paragraph-rsid="00a18bb8" style:font-size-asian="16pt" style:font-weight-asian="normal" style:font-name-complex="TH SarabunPSK2" style:font-size-complex="16pt" style:font-weight-complex="normal"/>
    </style:style>
    <style:style style:name="P69" style:family="paragraph" style:parent-style-name="Standard">
      <style:paragraph-properties fo:line-height="100%" fo:text-align="start" style:justify-single-word="false" style:writing-mode="lr-tb"/>
      <style:text-properties style:font-name="TH SarabunPSK2" fo:font-size="16pt" fo:font-weight="normal" officeooo:rsid="0065eeda" officeooo:paragraph-rsid="00a0e506" style:font-size-asian="16pt" style:font-weight-asian="normal" style:font-name-complex="TH SarabunPSK2" style:font-size-complex="16pt" style:font-weight-complex="normal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weight="normal" officeooo:rsid="00930d24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948c19" style:font-size-asian="16pt" style:font-weight-asian="normal" style:font-size-complex="16pt" style:font-weight-complex="normal"/>
    </style:style>
    <style:style style:name="T4" style:family="text">
      <style:text-properties fo:font-size="16pt" fo:font-weight="normal" officeooo:rsid="0094a3d2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b79aad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b4c63e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245285" style:font-size-asian="16pt" style:font-weight-asian="normal" style:font-size-complex="16pt" style:font-weight-complex="normal"/>
    </style:style>
    <style:style style:name="T8" style:family="text">
      <style:text-properties fo:font-size="16pt" fo:font-weight="normal" officeooo:rsid="00bc644a" style:font-size-asian="16pt" style:font-weight-asian="normal" style:font-size-complex="16pt" style:font-weight-complex="normal"/>
    </style:style>
    <style:style style:name="T9" style:family="text">
      <style:text-properties fo:font-size="16pt" fo:font-weight="normal" officeooo:rsid="00c1a1b4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dbfd98" style:font-size-asian="16pt" style:font-weight-asian="normal" style:font-size-complex="16pt" style:font-weight-complex="normal"/>
    </style:style>
    <style:style style:name="T11" style:family="text">
      <style:text-properties fo:font-size="16pt" fo:font-weight="bold" officeooo:rsid="009b251f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ad9c17" style:font-size-asian="16pt" style:font-weight-asian="bold" style:font-size-complex="16pt" style:font-weight-complex="bold"/>
    </style:style>
    <style:style style:name="T13" style:family="text">
      <style:text-properties officeooo:rsid="0065eeda"/>
    </style:style>
    <style:style style:name="T14" style:family="text">
      <style:text-properties officeooo:rsid="009f03a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07897" style:font-weight-asian="normal" style:font-weight-complex="normal"/>
    </style:style>
    <style:style style:name="T17" style:family="text">
      <style:text-properties fo:font-weight="normal" officeooo:rsid="006f1ab5" style:font-weight-asian="normal" style:font-weight-complex="normal"/>
    </style:style>
    <style:style style:name="T18" style:family="text">
      <style:text-properties fo:font-weight="normal" officeooo:rsid="00a172af" style:font-weight-asian="normal" style:font-weight-complex="normal"/>
    </style:style>
    <style:style style:name="T19" style:family="text">
      <style:text-properties fo:font-weight="normal" officeooo:rsid="0097db3c" style:font-weight-asian="normal" style:font-weight-complex="normal"/>
    </style:style>
    <style:style style:name="T20" style:family="text">
      <style:text-properties fo:font-weight="normal" officeooo:rsid="009e3c65" style:font-weight-asian="normal" style:font-weight-complex="normal"/>
    </style:style>
    <style:style style:name="T21" style:family="text">
      <style:text-properties fo:font-weight="normal" officeooo:rsid="00a858a8" style:font-weight-asian="normal" style:font-weight-complex="normal"/>
    </style:style>
    <style:style style:name="T22" style:family="text">
      <style:text-properties fo:font-weight="normal" officeooo:rsid="012d1bf2" style:font-weight-asian="normal" style:font-weight-complex="normal"/>
    </style:style>
    <style:style style:name="T23" style:family="text">
      <style:text-properties fo:font-weight="normal" officeooo:rsid="00dd1678" style:font-weight-asian="normal" style:font-weight-complex="normal"/>
    </style:style>
    <style:style style:name="T24" style:family="text">
      <style:text-properties fo:font-weight="normal" officeooo:rsid="00da0598" style:font-weight-asian="normal" style:font-weight-complex="normal"/>
    </style:style>
    <style:style style:name="T25" style:family="text">
      <style:text-properties fo:font-weight="normal" officeooo:rsid="00daf302" style:font-weight-asian="normal" style:font-weight-complex="normal"/>
    </style:style>
    <style:style style:name="T26" style:family="text">
      <style:text-properties fo:font-weight="normal" officeooo:rsid="013c5d60" style:font-weight-asian="normal" style:font-weight-complex="normal"/>
    </style:style>
    <style:style style:name="T27" style:family="text">
      <style:text-properties fo:font-weight="normal" officeooo:rsid="015e72aa" style:font-weight-asian="normal" style:font-weight-complex="normal"/>
    </style:style>
    <style:style style:name="T28" style:family="text">
      <style:text-properties fo:font-weight="normal" officeooo:rsid="00bad4ea" style:font-weight-asian="normal" style:font-weight-complex="normal"/>
    </style:style>
    <style:style style:name="T29" style:family="text">
      <style:text-properties fo:font-weight="normal" officeooo:rsid="0066c048" style:font-weight-asian="normal" style:font-weight-complex="normal"/>
    </style:style>
    <style:style style:name="T30" style:family="text">
      <style:text-properties fo:font-weight="normal" officeooo:rsid="006aeff7" style:font-weight-asian="normal" style:font-weight-complex="normal"/>
    </style:style>
    <style:style style:name="T31" style:family="text">
      <style:text-properties fo:font-weight="normal" officeooo:rsid="006c8a5f" style:font-weight-asian="normal" style:font-weight-complex="normal"/>
    </style:style>
    <style:style style:name="T32" style:family="text">
      <style:text-properties fo:font-weight="normal" officeooo:rsid="00f1a5dc" style:font-weight-asian="normal" style:font-weight-complex="normal"/>
    </style:style>
    <style:style style:name="T33" style:family="text">
      <style:text-properties fo:font-weight="normal" officeooo:rsid="00bac411" style:font-weight-asian="normal" style:font-weight-complex="normal"/>
    </style:style>
    <style:style style:name="T34" style:family="text">
      <style:text-properties fo:font-weight="normal" officeooo:rsid="00ef7a2f" style:font-weight-asian="normal" style:font-weight-complex="normal"/>
    </style:style>
    <style:style style:name="T35" style:family="text">
      <style:text-properties fo:font-weight="normal" officeooo:rsid="00ca2a91" style:font-weight-asian="normal" style:font-weight-complex="normal"/>
    </style:style>
    <style:style style:name="T36" style:family="text">
      <style:text-properties fo:font-weight="normal" officeooo:rsid="010c4d57" style:font-weight-asian="normal" style:font-weight-complex="normal"/>
    </style:style>
    <style:style style:name="T37" style:family="text">
      <style:text-properties fo:font-weight="normal" officeooo:rsid="015aada8" style:font-weight-asian="normal" style:font-weight-complex="normal"/>
    </style:style>
    <style:style style:name="T38" style:family="text">
      <style:text-properties fo:font-weight="normal" officeooo:rsid="016802cc" style:font-weight-asian="normal" style:font-weight-complex="normal"/>
    </style:style>
    <style:style style:name="T39" style:family="text">
      <style:text-properties fo:font-weight="normal" officeooo:rsid="016f7749" style:font-weight-asian="normal" style:font-weight-complex="normal"/>
    </style:style>
    <style:style style:name="T40" style:family="text">
      <style:text-properties fo:font-weight="normal" officeooo:rsid="01acb884" style:font-weight-asian="normal" style:font-weight-complex="normal"/>
    </style:style>
    <style:style style:name="T41" style:family="text">
      <style:text-properties fo:font-weight="normal" officeooo:rsid="0148c01f" style:font-weight-asian="normal" style:font-weight-complex="normal"/>
    </style:style>
    <style:style style:name="T42" style:family="text">
      <style:text-properties fo:font-weight="normal" officeooo:rsid="00d64827" style:font-weight-asian="normal" style:font-weight-complex="normal"/>
    </style:style>
    <style:style style:name="T43" style:family="text">
      <style:text-properties fo:font-weight="normal" officeooo:rsid="00d64cfe" style:font-weight-asian="normal" style:font-weight-complex="normal"/>
    </style:style>
    <style:style style:name="T44" style:family="text">
      <style:text-properties fo:font-weight="normal" officeooo:rsid="00d682cb" style:font-weight-asian="normal" style:font-weight-complex="normal"/>
    </style:style>
    <style:style style:name="T45" style:family="text">
      <style:text-properties fo:font-weight="normal" officeooo:rsid="00d98681" style:font-weight-asian="normal" style:font-weight-complex="normal"/>
    </style:style>
    <style:style style:name="T46" style:family="text">
      <style:text-properties fo:font-weight="normal" officeooo:rsid="00d9c976" style:font-weight-asian="normal" style:font-weight-complex="normal"/>
    </style:style>
    <style:style style:name="T47" style:family="text">
      <style:text-properties fo:font-weight="normal" officeooo:rsid="00da434b" style:font-weight-asian="normal" style:font-weight-complex="normal"/>
    </style:style>
    <style:style style:name="T48" style:family="text">
      <style:text-properties fo:font-weight="normal" officeooo:rsid="00db2595" style:font-weight-asian="normal" style:font-weight-complex="normal"/>
    </style:style>
    <style:style style:name="T49" style:family="text">
      <style:text-properties fo:font-weight="normal" officeooo:rsid="00ddae82" style:font-weight-asian="normal" style:font-weight-complex="normal"/>
    </style:style>
    <style:style style:name="T50" style:family="text">
      <style:text-properties fo:font-weight="normal" officeooo:rsid="00dde4e2" style:font-weight-asian="normal" style:font-weight-complex="normal"/>
    </style:style>
    <style:style style:name="T51" style:family="text">
      <style:text-properties fo:font-weight="normal" officeooo:rsid="00dfc267" style:font-weight-asian="normal" style:font-weight-complex="normal"/>
    </style:style>
    <style:style style:name="T52" style:family="text">
      <style:text-properties fo:font-weight="normal" officeooo:rsid="00e0e604" style:font-weight-asian="normal" style:font-weight-complex="normal"/>
    </style:style>
    <style:style style:name="T53" style:family="text">
      <style:text-properties fo:font-weight="normal" officeooo:rsid="00e25947" style:font-weight-asian="normal" style:font-weight-complex="normal"/>
    </style:style>
    <style:style style:name="T54" style:family="text">
      <style:text-properties fo:font-weight="normal" officeooo:rsid="00e2e9ad" style:font-weight-asian="normal" style:font-weight-complex="normal"/>
    </style:style>
    <style:style style:name="T55" style:family="text">
      <style:text-properties fo:font-weight="normal" officeooo:rsid="00e4393a" style:font-weight-asian="normal" style:font-weight-complex="normal"/>
    </style:style>
    <style:style style:name="T56" style:family="text">
      <style:text-properties fo:font-weight="normal" officeooo:rsid="00e5d9d8" style:font-weight-asian="normal" style:font-weight-complex="normal"/>
    </style:style>
    <style:style style:name="T57" style:family="text">
      <style:text-properties fo:font-weight="normal" officeooo:rsid="00e771a4" style:font-weight-asian="normal" style:font-weight-complex="normal"/>
    </style:style>
    <style:style style:name="T58" style:family="text">
      <style:text-properties fo:font-weight="normal" officeooo:rsid="00e8dc7e" style:font-weight-asian="normal" style:font-weight-complex="normal"/>
    </style:style>
    <style:style style:name="T59" style:family="text">
      <style:text-properties fo:font-weight="normal" officeooo:rsid="00ea7918" style:font-weight-asian="normal" style:font-weight-complex="normal"/>
    </style:style>
    <style:style style:name="T60" style:family="text">
      <style:text-properties fo:font-weight="normal" officeooo:rsid="00eb1e11" style:font-weight-asian="normal" style:font-weight-complex="normal"/>
    </style:style>
    <style:style style:name="T61" style:family="text">
      <style:text-properties fo:font-weight="normal" officeooo:rsid="00ec6ba4" style:font-weight-asian="normal" style:font-weight-complex="normal"/>
    </style:style>
    <style:style style:name="T62" style:family="text">
      <style:text-properties fo:font-weight="normal" officeooo:rsid="00f18568" style:font-weight-asian="normal" style:font-weight-complex="normal"/>
    </style:style>
    <style:style style:name="T63" style:family="text">
      <style:text-properties fo:font-weight="normal" officeooo:rsid="012156d9" style:font-weight-asian="normal" style:font-weight-complex="normal"/>
    </style:style>
    <style:style style:name="T64" style:family="text">
      <style:text-properties fo:font-weight="normal" officeooo:rsid="0110c97a" style:font-weight-asian="normal" style:font-weight-complex="normal"/>
    </style:style>
    <style:style style:name="T65" style:family="text">
      <style:text-properties fo:font-weight="normal" officeooo:rsid="010848d2" style:font-weight-asian="normal" style:font-weight-complex="normal"/>
    </style:style>
    <style:style style:name="T66" style:family="text">
      <style:text-properties fo:font-weight="normal" officeooo:rsid="00edc50b" style:font-weight-asian="normal" style:font-weight-complex="normal"/>
    </style:style>
    <style:style style:name="T67" style:family="text">
      <style:text-properties officeooo:rsid="00264f94"/>
    </style:style>
    <style:style style:name="T68" style:family="text">
      <style:text-properties officeooo:rsid="002a31cd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2e296f" style:font-style-asian="normal" style:font-style-complex="normal"/>
    </style:style>
    <style:style style:name="T71" style:family="text">
      <style:text-properties fo:font-style="normal" officeooo:rsid="00da5c06" style:font-style-asian="normal" style:font-style-complex="normal"/>
    </style:style>
    <style:style style:name="T72" style:family="text">
      <style:text-properties fo:font-style="normal" officeooo:rsid="003a1d39" style:font-style-asian="normal" style:font-style-complex="normal"/>
    </style:style>
    <style:style style:name="T73" style:family="text">
      <style:text-properties fo:font-style="normal" officeooo:rsid="006222e6" style:font-style-asian="normal" style:font-style-complex="normal"/>
    </style:style>
    <style:style style:name="T74" style:family="text">
      <style:text-properties fo:font-style="normal" officeooo:rsid="00c36742" style:font-style-asian="normal" style:font-style-complex="normal"/>
    </style:style>
    <style:style style:name="T75" style:family="text">
      <style:text-properties fo:font-style="normal" officeooo:rsid="00c4f566" style:font-style-asian="normal" style:font-style-complex="normal"/>
    </style:style>
    <style:style style:name="T76" style:family="text">
      <style:text-properties fo:font-style="normal" officeooo:rsid="006222e6" style:font-style-asian="normal" style:font-name-complex="TH SarabunPSK2" style:font-style-complex="normal"/>
    </style:style>
    <style:style style:name="T77" style:family="text">
      <style:text-properties fo:font-style="normal" officeooo:rsid="00a281b9" style:font-style-asian="normal" style:font-name-complex="TH SarabunPSK2" style:font-style-complex="normal"/>
    </style:style>
    <style:style style:name="T78" style:family="text">
      <style:text-properties fo:font-style="normal" officeooo:rsid="00245285" style:font-style-asian="normal" style:font-name-complex="TH SarabunPSK2" style:font-style-complex="normal"/>
    </style:style>
    <style:style style:name="T79" style:family="text">
      <style:text-properties fo:font-style="normal" officeooo:rsid="00a426cc" style:font-style-asian="normal" style:font-name-complex="TH SarabunPSK2" style:font-style-complex="normal"/>
    </style:style>
    <style:style style:name="T80" style:family="text">
      <style:text-properties fo:font-style="normal" officeooo:rsid="012a3ce5" style:font-style-asian="normal" style:font-name-complex="TH SarabunPSK2" style:font-style-complex="normal"/>
    </style:style>
    <style:style style:name="T81" style:family="text">
      <style:text-properties fo:font-style="normal" officeooo:rsid="00a5e688" style:font-style-asian="normal" style:font-name-complex="TH SarabunPSK2" style:font-style-complex="normal"/>
    </style:style>
    <style:style style:name="T82" style:family="text">
      <style:text-properties fo:font-style="normal" officeooo:rsid="00c606b4" style:font-style-asian="normal" style:font-name-complex="TH SarabunPSK2" style:font-style-complex="normal"/>
    </style:style>
    <style:style style:name="T83" style:family="text">
      <style:text-properties fo:font-style="normal" officeooo:rsid="00c8e28a" style:font-style-asian="normal" style:font-name-complex="TH SarabunPSK2" style:font-style-complex="normal"/>
    </style:style>
    <style:style style:name="T84" style:family="text">
      <style:text-properties fo:font-style="normal" fo:font-weight="normal" officeooo:rsid="00a172af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e7d5a7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178a27b" style:font-style-asian="normal" style:font-weight-asian="normal" style:font-name-complex="TH SarabunPSK2" style:font-style-complex="normal" style:font-weight-complex="normal"/>
    </style:style>
    <style:style style:name="T87" style:family="text">
      <style:text-properties fo:font-style="normal" fo:font-weight="normal" officeooo:rsid="00a281b9" style:font-style-asian="normal" style:font-weight-asian="normal" style:font-name-complex="TH SarabunPSK2" style:font-style-complex="normal" style:font-weight-complex="normal"/>
    </style:style>
    <style:style style:name="T88" style:family="text">
      <style:text-properties fo:font-style="normal" fo:font-weight="normal" officeooo:rsid="00c606b4" style:font-style-asian="normal" style:font-weight-asian="normal" style:font-name-complex="TH SarabunPSK2" style:font-style-complex="normal" style:font-weight-complex="normal"/>
    </style:style>
    <style:style style:name="T89" style:family="text">
      <style:text-properties fo:font-style="normal" fo:font-weight="normal" officeooo:rsid="00c7e08e" style:font-style-asian="normal" style:font-weight-asian="normal" style:font-name-complex="TH SarabunPSK2" style:font-style-complex="normal" style:font-weight-complex="normal"/>
    </style:style>
    <style:style style:name="T90" style:family="text">
      <style:text-properties fo:font-style="normal" fo:font-weight="normal" officeooo:rsid="00c8c1ef" style:font-style-asian="normal" style:font-weight-asian="normal" style:font-name-complex="TH SarabunPSK2" style:font-style-complex="normal" style:font-weight-complex="normal"/>
    </style:style>
    <style:style style:name="T91" style:family="text">
      <style:text-properties officeooo:rsid="00a7ccf9"/>
    </style:style>
    <style:style style:name="T92" style:family="text">
      <style:text-properties officeooo:rsid="00a9ba7f"/>
    </style:style>
    <style:style style:name="T93" style:family="text">
      <style:text-properties officeooo:rsid="00dd1678"/>
    </style:style>
    <style:style style:name="T94" style:family="text">
      <style:text-properties officeooo:rsid="006aeff7"/>
    </style:style>
    <style:style style:name="T95" style:family="text">
      <style:text-properties officeooo:rsid="006c8a5f"/>
    </style:style>
    <style:style style:name="T96" style:family="text">
      <style:text-properties officeooo:rsid="006f1ab5"/>
    </style:style>
    <style:style style:name="T97" style:family="text">
      <style:text-properties officeooo:rsid="006ffe62"/>
    </style:style>
    <style:style style:name="T98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99" style:family="text">
      <style:text-properties fo:font-variant="normal" fo:text-transform="none" fo:color="#000000" fo:letter-spacing="normal" fo:font-style="normal" fo:font-weight="normal" officeooo:rsid="00a858a8" style:font-weight-asian="normal" style:font-weight-complex="normal"/>
    </style:style>
    <style:style style:name="T100" style:family="text">
      <style:text-properties fo:font-variant="normal" fo:text-transform="none" fo:color="#000000" fo:letter-spacing="normal" fo:font-style="normal" fo:font-weight="normal" officeooo:rsid="012d1bf2" style:font-weight-asian="normal" style:font-weight-complex="normal"/>
    </style:style>
    <style:style style:name="T101" style:family="text">
      <style:text-properties fo:font-variant="normal" fo:text-transform="none" fo:color="#000000" fo:letter-spacing="normal" fo:font-style="normal" fo:font-weight="normal" officeooo:rsid="012f73ff" style:font-weight-asian="normal" style:font-weight-complex="normal"/>
    </style:style>
    <style:style style:name="T102" style:family="text">
      <style:text-properties fo:font-variant="normal" fo:text-transform="none" fo:color="#000000" fo:letter-spacing="normal" fo:font-style="normal" fo:font-weight="normal" officeooo:rsid="01311c0f" style:font-weight-asian="normal" style:font-weight-complex="normal"/>
    </style:style>
    <style:style style:name="T103" style:family="text">
      <style:text-properties fo:font-variant="normal" fo:text-transform="none" fo:color="#000000" fo:letter-spacing="normal" fo:font-style="normal" fo:font-weight="normal" officeooo:rsid="0131a87f" style:font-weight-asian="normal" style:font-weight-complex="normal"/>
    </style:style>
    <style:style style:name="T104" style:family="text">
      <style:text-properties fo:font-variant="normal" fo:text-transform="none" fo:color="#000000" fo:letter-spacing="normal" fo:font-style="normal" fo:font-weight="normal" officeooo:rsid="01344ea0" style:font-weight-asian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officeooo:rsid="0134ec9b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normal" officeooo:rsid="00e9c90b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fo:font-weight="normal" officeooo:rsid="012de98e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fo:font-weight="normal" officeooo:rsid="01332e44" style:font-weight-asian="normal" style:font-weight-complex="normal"/>
    </style:style>
    <style:style style:name="T109" style:family="text">
      <style:text-properties fo:font-variant="normal" fo:text-transform="none" fo:color="#000000" fo:letter-spacing="normal" fo:font-style="normal" fo:font-weight="normal" officeooo:rsid="0136fbf4" style:font-weight-asian="normal" style:font-weight-complex="normal"/>
    </style:style>
    <style:style style:name="T110" style:family="text">
      <style:text-properties fo:font-variant="normal" fo:text-transform="none" fo:color="#000000" fo:letter-spacing="normal" fo:font-style="normal" fo:font-weight="normal" officeooo:rsid="01383df7" style:font-weight-asian="normal" style:font-weight-complex="normal"/>
    </style:style>
    <style:style style:name="T111" style:family="text">
      <style:text-properties fo:font-variant="normal" fo:text-transform="none" fo:color="#000000" fo:letter-spacing="normal" fo:font-style="normal" fo:font-weight="normal" officeooo:rsid="013a0ac7" style:font-weight-asian="normal" style:font-weight-complex="normal"/>
    </style:style>
    <style:style style:name="T112" style:family="text">
      <style:text-properties fo:font-variant="normal" fo:text-transform="none" fo:color="#000000" fo:letter-spacing="normal" fo:font-style="normal" fo:font-weight="normal" officeooo:rsid="013a8612" style:font-weight-asian="normal" style:font-weight-complex="normal"/>
    </style:style>
    <style:style style:name="T113" style:family="text">
      <style:text-properties fo:font-variant="normal" fo:text-transform="none" fo:color="#000000" fo:letter-spacing="normal" fo:font-style="normal" fo:font-weight="normal" officeooo:rsid="013c5d60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style="normal" fo:font-weight="normal" officeooo:rsid="013d26e0" style:font-weight-asian="normal" style:font-weight-complex="normal"/>
    </style:style>
    <style:style style:name="T115" style:family="text">
      <style:text-properties fo:font-variant="normal" fo:text-transform="none" fo:color="#000000" fo:letter-spacing="normal" fo:font-style="normal" fo:font-weight="normal" officeooo:rsid="013ebabc" style:font-weight-asian="normal" style:font-weight-complex="normal"/>
    </style:style>
    <style:style style:name="T116" style:family="text">
      <style:text-properties fo:font-variant="normal" fo:text-transform="none" fo:color="#000000" fo:letter-spacing="normal" fo:font-style="normal" fo:font-weight="normal" officeooo:rsid="013f9a8c" style:font-weight-asian="normal" style:font-weight-complex="normal"/>
    </style:style>
    <style:style style:name="T117" style:family="text">
      <style:text-properties fo:font-variant="normal" fo:text-transform="none" fo:color="#000000" fo:letter-spacing="normal" fo:font-style="normal" fo:font-weight="normal" officeooo:rsid="01451ed0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style="normal" fo:font-weight="normal" officeooo:rsid="00d682cb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style="normal" fo:font-weight="normal" officeooo:rsid="00d6f8ec" style:font-weight-asian="normal" style:font-weight-complex="normal"/>
    </style:style>
    <style:style style:name="T120" style:family="text">
      <style:text-properties fo:font-variant="normal" fo:text-transform="none" fo:color="#000000" fo:letter-spacing="normal" fo:font-style="normal" fo:font-weight="normal" officeooo:rsid="00d7f262" style:font-weight-asian="normal" style:font-weight-complex="normal"/>
    </style:style>
    <style:style style:name="T121" style:family="text">
      <style:text-properties fo:font-variant="normal" fo:text-transform="none" fo:color="#000000" fo:letter-spacing="normal" fo:font-style="normal" fo:font-weight="normal" officeooo:rsid="00d8297c" style:font-weight-asian="normal" style:font-weight-complex="normal"/>
    </style:style>
    <style:style style:name="T122" style:family="text">
      <style:text-properties fo:font-variant="normal" fo:text-transform="none" fo:color="#000000" fo:letter-spacing="normal" fo:font-style="normal" fo:font-weight="normal" officeooo:rsid="00d85846" style:font-weight-asian="normal" style:font-weight-complex="normal"/>
    </style:style>
    <style:style style:name="T123" style:family="text">
      <style:text-properties fo:font-variant="normal" fo:text-transform="none" fo:color="#000000" fo:letter-spacing="normal" fo:font-style="normal" fo:font-weight="normal" officeooo:rsid="00d98681" style:font-weight-asian="normal" style:font-weight-complex="normal"/>
    </style:style>
    <style:style style:name="T124" style:family="text">
      <style:text-properties officeooo:rsid="00d68561"/>
    </style:style>
    <style:style style:name="T125" style:family="text">
      <style:text-properties officeooo:rsid="00d74a56"/>
    </style:style>
    <style:style style:name="T126" style:family="text">
      <style:text-properties officeooo:rsid="00d74f30"/>
    </style:style>
    <style:style style:name="T127" style:family="text">
      <style:text-properties officeooo:rsid="00d8aaed"/>
    </style:style>
    <style:style style:name="T128" style:family="text">
      <style:text-properties officeooo:rsid="00ad9c17"/>
    </style:style>
    <style:style style:name="T129" style:family="text">
      <style:text-properties officeooo:rsid="00b4ccd1"/>
    </style:style>
    <style:style style:name="T130" style:family="text">
      <style:text-properties officeooo:rsid="00bdbcd8"/>
    </style:style>
    <style:style style:name="T131" style:family="text">
      <style:text-properties officeooo:rsid="00c093f6"/>
    </style:style>
    <style:style style:name="T132" style:family="text">
      <style:text-properties officeooo:rsid="00c1ff49"/>
    </style:style>
    <style:style style:name="T133" style:family="text">
      <style:text-properties officeooo:rsid="00c2acb7"/>
    </style:style>
    <style:style style:name="T134" style:family="text">
      <style:text-properties officeooo:rsid="00c4d866"/>
    </style:style>
    <style:style style:name="T135" style:family="text">
      <style:text-properties officeooo:rsid="00c4f566"/>
    </style:style>
    <style:style style:name="T136" style:family="text">
      <style:text-properties officeooo:rsid="00c8e28a"/>
    </style:style>
    <style:style style:name="T137" style:family="text">
      <style:text-properties officeooo:rsid="00ca3b50"/>
    </style:style>
    <style:style style:name="T138" style:family="text">
      <style:text-properties officeooo:rsid="00cc35fc"/>
    </style:style>
    <style:style style:name="T139" style:family="text">
      <style:text-properties fo:font-weight="bold" officeooo:rsid="00ef7a2f" style:font-weight-asian="bold" style:font-weight-complex="bold"/>
    </style:style>
    <style:style style:name="T140" style:family="text">
      <style:text-properties fo:font-weight="bold" officeooo:rsid="00bac411" style:font-weight-asian="bold" style:font-weight-complex="bold"/>
    </style:style>
    <style:style style:name="T141" style:family="text">
      <style:text-properties fo:font-weight="bold" officeooo:rsid="010848d2" style:font-weight-asian="bold" style:font-weight-complex="bold"/>
    </style:style>
    <style:style style:name="T142" style:family="text">
      <style:text-properties fo:font-weight="bold" officeooo:rsid="012156d9" style:font-weight-asian="bold" style:font-weight-complex="bold"/>
    </style:style>
    <style:style style:name="T143" style:family="text">
      <style:text-properties officeooo:rsid="00d4ed1b"/>
    </style:style>
    <style:style style:name="T144" style:family="text">
      <style:text-properties fo:font-size="20pt" fo:font-weight="bold" officeooo:rsid="00bac411" style:font-size-asian="20pt" style:font-weight-asian="bold" style:font-size-complex="2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กิตติกรรมประกาศ</text:p>
      <text:p text:style-name="P27"/>
      <text:p text:style-name="P37"><text:s text:c="7"/><text:span text:style-name="T2">การจัดทำโครงงานฉบับนี้สำเร็จได้ด้วยดีต้องกราบขอบพระคุณอาจารย์ที่ปรึกษา <text:s text:c="8"/></text:span><text:span text:style-name="T3">อาจารย์ ประหยัด เลวัน ที่ได้ให้คำแนะนำ ตรวจสอบโครงงาน เพื่อปรับปรุงแก้ไขข้อบกพร่องต่างๆ และขอขอบพระคุณคณาจารย์ทุกท่าน ที่ได้ประสิทธิ์ประสาทวิชาความรู้ เพื่อนำ</text:span><text:span text:style-name="T4">ความรู้ที่ได้มาจัดทำโครงงานจนสำเร็จลุล่วงไปด้วยดี ผู้จัดทำจึงขอขอบพระคุณมา ณ โอกาสนี้</text:span></text:p>
      <text:p text:style-name="P8"/>
      <text:p text:style-name="P8"/>
      <text:p text:style-name="P29"><text:span text:style-name="T4"><text:s text:c="100"/>ธ</text:span><text:span text:style-name="T1">งชัย เที่ยงธรรม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1"><text:soft-page-break/>สารบัญ</text:p>
      <text:p text:style-name="P31"/>
      <text:p text:style-name="P19">หน้า</text:p>
      <text:p text:style-name="P43">กิตติกรรมประกาศ <text:s text:c="94"/><text:span text:style-name="T129">ก</text:span></text:p>
      <text:p text:style-name="P43">สารบัญ <text:s text:c="107"/><text:span text:style-name="T129">ข</text:span></text:p>
      <text:p text:style-name="P43">สารบัญตาราง <text:s text:c="100"/><text:span text:style-name="T129">ง</text:span></text:p>
      <text:p text:style-name="P43">สารบัญภาพ <text:s text:c="102"/><text:span text:style-name="T129">ฉ</text:span></text:p>
      <text:p text:style-name="P39">บทที่ 1 <text:s/>บทนำ <text:s text:c="99"/><text:span text:style-name="T14">1 </text:span></text:p>
      <text:p text:style-name="P40"><text:s text:c="11"/><text:span text:style-name="T13">ที่มาและความสำคัญของปัญหา <text:s text:c="69"/>1</text:span></text:p>
      <text:p text:style-name="P41"><text:s text:c="11"/><text:span text:style-name="T13">วัตถุประสงค์ <text:s text:c="91"/>1</text:span></text:p>
      <text:p text:style-name="P45"><text:s text:c="11"/>ประโยชน์ที่คาดว่าจะได้รับ <text:s text:c="74"/><text:span text:style-name="T131">1</text:span></text:p>
      <text:p text:style-name="P45"><text:s text:c="11"/>ระเบียบวิธีการดำเนินงาน <text:s text:c="75"/><text:span text:style-name="T131">1</text:span></text:p>
      <text:p text:style-name="P46"><text:s text:c="11"/>ขอบเขตของการดำเนินงาน <text:s text:c="74"/><text:span text:style-name="T131">2</text:span></text:p>
      <text:p text:style-name="P47"><text:s text:c="11"/>ทรัพยากร หรือ เครื่องมือในการวิจัย หรือ ในการพัฒนา <text:s text:c="40"/><text:span text:style-name="T131">2</text:span></text:p>
      <text:p text:style-name="P47"><text:s text:c="11"/>แผนการดำเนินงาน <text:s text:c="83"/><text:span text:style-name="T132">3</text:span></text:p>
      <text:p text:style-name="P48"><text:s text:c="11"/>งบประมาณที่ใช้ <text:s text:c="87"/><text:span text:style-name="T132">4</text:span></text:p>
      <text:p text:style-name="P68">บทที่ 2 <text:s/><text:span text:style-name="T67">ทฤษฎีที่เกี่ยวข้อง <text:s text:c="86"/>5</text:span></text:p>
      <text:p text:style-name="P67"><text:s text:c="11"/>ความรู้เกี่ยวกับHTML <text:s text:c="79"/><text:span text:style-name="T133">5</text:span></text:p>
      <text:p text:style-name="P67"><text:s text:c="11"/>ความรู้เกี่ยวกับ<text:span text:style-name="T68">Java <text:s text:c="81"/>5</text:span></text:p>
      <text:p text:style-name="P67"><text:s text:c="11"/>ความรู้เกี่ยวกับ<text:span text:style-name="T70">S</text:span><text:span text:style-name="T69">pring </text:span><text:span text:style-name="T71">B</text:span><text:span text:style-name="T69">oot </text:span><text:span text:style-name="T71">Framework <text:s text:c="55"/></text:span><text:span text:style-name="T74">6</text:span></text:p>
      <text:p text:style-name="P67"><text:span text:style-name="T71"><text:s text:c="11"/>ความรู้เกี่ยวกับ</text:span><text:span text:style-name="T72">J</text:span><text:span text:style-name="T71">soup <text:s text:c="79"/></text:span><text:span text:style-name="T74">6</text:span></text:p>
      <text:p text:style-name="P52"><text:s text:c="11"/>ความรู้เกี่ยวกับMariaDB <text:s text:c="76"/><text:span text:style-name="T134">7</text:span></text:p>
      <text:p text:style-name="P52"><text:s text:c="11"/>ความรู้เกี่ยวกับElasticSearch <text:s text:c="69"/><text:span text:style-name="T134">7</text:span></text:p>
      <text:p text:style-name="P52"><text:s text:c="11"/>ความรู้เกี่ยวกับRedis <text:s text:c="80"/><text:span text:style-name="T134">8</text:span></text:p>
      <text:p text:style-name="P52"><text:s text:c="11"/>ความรู้เกี่ยวกับAngular <text:s text:c="77"/><text:span text:style-name="T134">8</text:span></text:p>
      <text:p text:style-name="P52"><text:s text:c="11"/>ความรู้เกี่ยวกับIonic Framework <text:s text:c="64"/><text:span text:style-name="T135">9</text:span></text:p>
      <text:p text:style-name="P52"><text:s text:c="11"/>ความรู้เกี่ยวกับDocker <text:s text:c="77"/><text:span text:style-name="T135">9</text:span></text:p>
      <text:p text:style-name="P52"><text:s text:c="11"/>ความรู้เกี่ยวกับWeb APIs <text:s text:c="73"/><text:span text:style-name="T135">10</text:span></text:p>
      <text:p text:style-name="P42"><text:span text:style-name="T71"><text:s text:c="11"/>ความรู้เกี่ยวกับ </text:span><text:span text:style-name="T73">การคิดหาส่วนลดเป็นเปอร์เซ็นต์ <text:s text:c="47"/></text:span><text:span text:style-name="T75">10</text:span></text:p>
      <text:p text:style-name="P49"><text:span text:style-name="T76">บทที่ </text:span><text:span text:style-name="T77">3</text:span><text:span text:style-name="T76"> <text:s/></text:span><text:span text:style-name="T78">วิเคราะห์และออกแบบระบบ <text:s text:c="70"/></text:span><text:span text:style-name="T82">11</text:span></text:p>
      <text:p text:style-name="P49"><text:span text:style-name="Strong_20_Emphasis"><text:span text:style-name="T87"><text:s text:c="11"/>Use Case Diagram</text:span></text:span><text:span text:style-name="Strong_20_Emphasis"><text:span text:style-name="T86"> <text:s text:c="79"/></text:span></text:span><text:span text:style-name="Strong_20_Emphasis"><text:span text:style-name="T88">11</text:span></text:span></text:p>
      <text:p text:style-name="P49"><text:span text:style-name="Strong_20_Emphasis"><text:span text:style-name="T86"><text:s text:c="11"/></text:span></text:span><text:span text:style-name="Strong_20_Emphasis"><text:span text:style-name="T87">Sequence Diagram <text:s text:c="78"/></text:span></text:span><text:span text:style-name="Strong_20_Emphasis"><text:span text:style-name="T89">12</text:span></text:span></text:p>
      <text:p text:style-name="P49"><text:span text:style-name="Strong_20_Emphasis"><text:span text:style-name="T87"><text:s text:c="11"/>Activity Diagram <text:s text:c="82"/></text:span></text:span><text:span text:style-name="Strong_20_Emphasis"><text:span text:style-name="T90">13</text:span></text:span></text:p>
      <text:p text:style-name="P49"><text:span text:style-name="Strong_20_Emphasis"><text:span text:style-name="T87"><text:s text:c="11"/>Class Diagram <text:s text:c="85"/></text:span></text:span><text:span text:style-name="Strong_20_Emphasis"><text:span text:style-name="T90">13</text:span></text:span></text:p>
      <text:p text:style-name="P32"><text:soft-page-break/>สารบัญ<text:span text:style-name="T91">(ต่อ)</text:span></text:p>
      <text:p text:style-name="P32"/>
      <text:p text:style-name="P55">หน้า</text:p>
      <text:p text:style-name="P50"><text:span text:style-name="T76">บทที่ </text:span><text:span text:style-name="T79">4</text:span><text:span text:style-name="T76"> <text:s/></text:span><text:span text:style-name="T78">การพัฒนาระบบและ</text:span><text:span text:style-name="T80">การทดสอบระบบ <text:s text:c="57"/></text:span><text:span text:style-name="T83">34</text:span></text:p>
      <text:p text:style-name="P50"><text:span text:style-name="T80"><text:s text:c="11"/></text:span><text:span text:style-name="T79">หลักการทำงานของระบบ web scrapping <text:s text:c="51"/></text:span><text:span text:style-name="T83">34</text:span></text:p>
      <text:p text:style-name="P50"><text:span text:style-name="T79"><text:s text:c="11"/></text:span><text:span text:style-name="T81">Interface Design <text:s text:c="80"/></text:span><text:span text:style-name="T83">36</text:span></text:p>
      <text:p text:style-name="P53"><text:s text:c="11"/>การทดสอบระบบ <text:s text:c="82"/><text:span text:style-name="T136">50</text:span></text:p>
      <text:p text:style-name="P51"><text:span text:style-name="T76">บทที่ </text:span><text:span text:style-name="T81">5</text:span><text:span text:style-name="T76"> <text:s/></text:span><text:span text:style-name="T81">สรุปปัญหาและข้อเสนอแนะ <text:s text:c="71"/></text:span><text:span text:style-name="T83">60</text:span></text:p>
      <text:p text:style-name="P54"><text:s text:c="11"/>สรุปผลการดำเนินการ <text:s text:c="78"/><text:span text:style-name="T136">60</text:span></text:p>
      <text:p text:style-name="P54"><text:s text:c="11"/>สรุปปัญหาและวิธีการแก้ไขปัญหา <text:s text:c="64"/><text:span text:style-name="T136">61</text:span></text:p>
      <text:p text:style-name="P54"><text:s text:c="11"/><text:span text:style-name="T130">แนวทางในการพัฒนาต่อ <text:s text:c="75"/>61</text:span></text:p>
      <text:p text:style-name="P66">บรรณานุกรม <text:s text:c="99"/><text:span text:style-name="T137">62</text:span></text:p>
      <text:p text:style-name="P66">ภาคผนวก <text:s text:c="103"/><text:span text:style-name="T138">63</text:span></text:p>
      <text:p text:style-name="P57"/>
      <text:p text:style-name="P44"/>
      <text:p text:style-name="P5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สารบัญ<text:span text:style-name="T92">ตาราง</text:span></text:p>
      <text:p text:style-name="P33"/>
      <text:p text:style-name="P21"><text:span text:style-name="T92">ตารางที่ <text:s text:c="98"/></text:span>หน้า</text:p>
      <text:p text:style-name="P17"><text:s text:c="5"/>3.1 <text:s/>Use Case Main Diagram <text:s text:c="70"/><text:span text:style-name="T143">15</text:span></text:p>
      <text:p text:style-name="P17"><text:s text:c="5"/>3.2 Use Case Description Log in <text:s text:c="65"/><text:span text:style-name="T143">16</text:span></text:p>
      <text:p text:style-name="P18"><text:s text:c="5"/>3.3 Use Case Description Web control <text:s text:c="56"/><text:span text:style-name="T143">17</text:span></text:p>
      <text:p text:style-name="P10"><text:span text:style-name="T93"><text:s text:c="5"/>3</text:span>.<text:span text:style-name="T124">4</text:span> Use Case Description <text:span text:style-name="T94">Schedule <text:s text:c="60"/>19</text:span></text:p>
      <text:p text:style-name="P10"><text:span text:style-name="T93"><text:s text:c="5"/>3</text:span>.<text:span text:style-name="T125">5</text:span> Use Case Description <text:span text:style-name="T95">Users <text:s text:c="66"/>21</text:span></text:p>
      <text:p text:style-name="P10"><text:span text:style-name="T93"><text:s text:c="5"/>3</text:span>.<text:span text:style-name="T126">6</text:span> Use Case Description <text:span text:style-name="T96">Switch database <text:s text:c="51"/>23</text:span></text:p>
      <text:p text:style-name="P10"><text:span text:style-name="T93"><text:s text:c="5"/>3</text:span>.<text:span text:style-name="T127">7</text:span> Use Case Description <text:span text:style-name="T97">Log <text:s text:c="69"/>25</text:span></text:p>
      <text:p text:style-name="P10"><text:span text:style-name="Strong_20_Emphasis"><text:span text:style-name="T23"><text:s text:c="5"/>3</text:span></text:span><text:span text:style-name="Strong_20_Emphasis"><text:span text:style-name="T15">.</text:span></text:span><text:span text:style-name="Strong_20_Emphasis"><text:span text:style-name="T24">8</text:span></text:span><text:span text:style-name="Strong_20_Emphasis"><text:span text:style-name="T15"> Use Case Description </text:span></text:span><text:span text:style-name="Strong_20_Emphasis"><text:span text:style-name="T17">Search <text:s text:c="65"/></text:span></text:span><text:span text:style-name="Strong_20_Emphasis"><text:span text:style-name="T42">26</text:span></text:span></text:p>
      <text:p text:style-name="P10"><text:span text:style-name="Strong_20_Emphasis"><text:span text:style-name="T25"><text:s text:c="5"/>3</text:span></text:span><text:span text:style-name="Strong_20_Emphasis"><text:span text:style-name="T15">.</text:span></text:span><text:span text:style-name="Strong_20_Emphasis"><text:span text:style-name="T25">9</text:span></text:span><text:span text:style-name="Strong_20_Emphasis"><text:span text:style-name="T15"> Use Case Description </text:span></text:span><text:span text:style-name="Strong_20_Emphasis"><text:span text:style-name="T17">Select category <text:s text:c="53"/></text:span></text:span><text:span text:style-name="Strong_20_Emphasis"><text:span text:style-name="T42">28</text:span></text:span></text:p>
      <text:p text:style-name="P3"><text:span text:style-name="Strong_20_Emphasis"><text:span text:style-name="T18"><text:s text:c="5"/>3.10 WEB</text:span></text:span><text:span text:style-name="Strong_20_Emphasis"><text:span text:style-name="T15"> (</text:span></text:span><text:span text:style-name="Strong_20_Emphasis"><text:span text:style-name="T19">เว็บ</text:span></text:span><text:span text:style-name="Strong_20_Emphasis"><text:span text:style-name="T15">) <text:s text:c="90"/></text:span></text:span><text:span text:style-name="Strong_20_Emphasis"><text:span text:style-name="T43">31</text:span></text:span></text:p>
      <text:p text:style-name="P3"><text:span text:style-name="Strong_20_Emphasis"><text:span text:style-name="T84"><text:s text:c="5"/>3.</text:span></text:span><text:span text:style-name="Strong_20_Emphasis"><text:span text:style-name="T85">11</text:span></text:span><text:span text:style-name="Strong_20_Emphasis"><text:span text:style-name="T18"> </text:span></text:span><text:span text:style-name="Strong_20_Emphasis"><text:span text:style-name="T15">SCHEDULE (</text:span></text:span><text:span text:style-name="Strong_20_Emphasis"><text:span text:style-name="T20">ตั้งเวลาทำงาน</text:span></text:span><text:span text:style-name="Strong_20_Emphasis"><text:span text:style-name="T15">) <text:s text:c="69"/></text:span></text:span><text:span text:style-name="Strong_20_Emphasis"><text:span text:style-name="T43">31</text:span></text:span></text:p>
      <text:p text:style-name="P3"><text:span text:style-name="Strong_20_Emphasis"><text:span text:style-name="T18"><text:s text:c="5"/>3.12 </text:span></text:span><text:span text:style-name="Strong_20_Emphasis"><text:span text:style-name="T15">USERS (</text:span></text:span><text:span text:style-name="Strong_20_Emphasis"><text:span text:style-name="T20">ผู้ใช้งาน</text:span></text:span><text:span text:style-name="Strong_20_Emphasis"><text:span text:style-name="T15">) <text:s text:c="83"/></text:span></text:span><text:span text:style-name="Strong_20_Emphasis"><text:span text:style-name="T44">32</text:span></text:span></text:p>
      <text:p text:style-name="P3"><text:span text:style-name="Strong_20_Emphasis"><text:span text:style-name="T18"><text:s text:c="5"/>3.13</text:span></text:span><text:span text:style-name="Strong_20_Emphasis"><text:span text:style-name="T15"> SWITCH_DATABASE (</text:span></text:span><text:span text:style-name="Strong_20_Emphasis"><text:span text:style-name="T20">สลับฐานข้อมูล</text:span></text:span><text:span text:style-name="Strong_20_Emphasis"><text:span text:style-name="T15">) <text:s text:c="57"/></text:span></text:span><text:span text:style-name="Strong_20_Emphasis"><text:span text:style-name="T44">32</text:span></text:span></text:p>
      <text:p text:style-name="P26"><text:span text:style-name="Strong_20_Emphasis"><text:span text:style-name="T21"><text:s text:c="5"/>3.14 ชื่อฐานข้อมูล </text:span></text:span><text:span text:style-name="Strong_20_Emphasis"><text:span text:style-name="T98">web_scrapping_categories <text:s text:c="51"/></text:span></text:span><text:span text:style-name="Strong_20_Emphasis"><text:span text:style-name="T118">32</text:span></text:span></text:p>
      <text:p text:style-name="P26"><text:span text:style-name="Strong_20_Emphasis"><text:span text:style-name="T99"><text:s text:c="5"/>3.</text:span></text:span><text:span text:style-name="Strong_20_Emphasis"><text:span text:style-name="T106">15</text:span></text:span><text:span text:style-name="Strong_20_Emphasis"><text:span text:style-name="T99"> ชื่อฐานข้อมูล web_scrapping_log <text:s text:c="60"/></text:span></text:span><text:span text:style-name="Strong_20_Emphasis"><text:span text:style-name="T118">33</text:span></text:span></text:p>
      <text:p text:style-name="P26"><text:span text:style-name="Strong_20_Emphasis"><text:span text:style-name="T99"><text:s text:c="5"/>3.</text:span></text:span><text:span text:style-name="Strong_20_Emphasis"><text:span text:style-name="T106">16</text:span></text:span><text:span text:style-name="Strong_20_Emphasis"><text:span text:style-name="T99"> ชื่อฐานข้อมูล web-scrapping-db <text:s text:c="62"/></text:span></text:span><text:span text:style-name="Strong_20_Emphasis"><text:span text:style-name="T118">33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0">1</text:span></text:span><text:span text:style-name="Strong_20_Emphasis"><text:span text:style-name="T98"> </text:span></text:span><text:span text:style-name="Strong_20_Emphasis"><text:span text:style-name="T100">ทดสอบการเข้าสู่ระบบ <text:s text:c="78"/></text:span></text:span><text:span text:style-name="Strong_20_Emphasis"><text:span text:style-name="T119">50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7">2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จัดการเว็บ : เพิ่มข้อมูล <text:s text:c="64"/></text:span></text:span><text:span text:style-name="Strong_20_Emphasis"><text:span text:style-name="T119">50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2">3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จัดการเว็บ : </text:span></text:span><text:span text:style-name="Strong_20_Emphasis"><text:span text:style-name="T102">แก้ไข</text:span></text:span><text:span text:style-name="Strong_20_Emphasis"><text:span text:style-name="T101">ข้อมูล <text:s text:c="62"/></text:span></text:span><text:span text:style-name="Strong_20_Emphasis"><text:span text:style-name="T119">50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8">4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จัดการเว็บ : </text:span></text:span><text:span text:style-name="Strong_20_Emphasis"><text:span text:style-name="T103">ลบ</text:span></text:span><text:span text:style-name="Strong_20_Emphasis"><text:span text:style-name="T101">ข้อมูล <text:s text:c="65"/></text:span></text:span><text:span text:style-name="Strong_20_Emphasis"><text:span text:style-name="T120">51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4">5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4">ตั้งเวลาทำงาน</text:span></text:span><text:span text:style-name="Strong_20_Emphasis"><text:span text:style-name="T101"> : </text:span></text:span><text:span text:style-name="Strong_20_Emphasis"><text:span text:style-name="T104">เพิ่ม</text:span></text:span><text:span text:style-name="Strong_20_Emphasis"><text:span text:style-name="T101">ข้อมูล <text:s text:c="59"/></text:span></text:span><text:span text:style-name="Strong_20_Emphasis"><text:span text:style-name="T120">51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4">6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4">ตั้งเวลาทำงาน</text:span></text:span><text:span text:style-name="Strong_20_Emphasis"><text:span text:style-name="T101"> : </text:span></text:span><text:span text:style-name="Strong_20_Emphasis"><text:span text:style-name="T104">แก้ไข</text:span></text:span><text:span text:style-name="Strong_20_Emphasis"><text:span text:style-name="T101">ข้อมูล <text:s text:c="58"/></text:span></text:span><text:span text:style-name="Strong_20_Emphasis"><text:span text:style-name="T120">51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5">7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4">ตั้งเวลาทำงาน</text:span></text:span><text:span text:style-name="Strong_20_Emphasis"><text:span text:style-name="T101"> : </text:span></text:span><text:span text:style-name="Strong_20_Emphasis"><text:span text:style-name="T105">ลบ</text:span></text:span><text:span text:style-name="Strong_20_Emphasis"><text:span text:style-name="T101">ข้อมูล <text:s text:c="60"/></text:span></text:span><text:span text:style-name="Strong_20_Emphasis"><text:span text:style-name="T121">52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09">8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สมาชิก</text:span></text:span><text:span text:style-name="Strong_20_Emphasis"><text:span text:style-name="T101"> : </text:span></text:span><text:span text:style-name="Strong_20_Emphasis"><text:span text:style-name="T109">เพิ่ม</text:span></text:span><text:span text:style-name="Strong_20_Emphasis"><text:span text:style-name="T101">ข้อมูล <text:s text:c="59"/></text:span></text:span><text:span text:style-name="Strong_20_Emphasis"><text:span text:style-name="T121">52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7">9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สมาชิก</text:span></text:span><text:span text:style-name="Strong_20_Emphasis"><text:span text:style-name="T101"> : </text:span></text:span><text:span text:style-name="Strong_20_Emphasis"><text:span text:style-name="T110">แก้ไข</text:span></text:span><text:span text:style-name="Strong_20_Emphasis"><text:span text:style-name="T101">ข้อมูล <text:s text:c="57"/></text:span></text:span><text:span text:style-name="Strong_20_Emphasis"><text:span text:style-name="T121">52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7">10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สมาชิก</text:span></text:span><text:span text:style-name="Strong_20_Emphasis"><text:span text:style-name="T101"> : </text:span></text:span><text:span text:style-name="Strong_20_Emphasis"><text:span text:style-name="T111">เปลี่ยนรหัสผ่าน <text:s text:c="50"/></text:span></text:span><text:span text:style-name="Strong_20_Emphasis"><text:span text:style-name="T121">52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7">11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สมาชิก</text:span></text:span><text:span text:style-name="Strong_20_Emphasis"><text:span text:style-name="T101"> : </text:span></text:span><text:span text:style-name="Strong_20_Emphasis"><text:span text:style-name="T112">ลบข้อมูล <text:s text:c="58"/></text:span></text:span><text:span text:style-name="Strong_20_Emphasis"><text:span text:style-name="T122">53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3">1</text:span></text:span><text:span text:style-name="Strong_20_Emphasis"><text:span text:style-name="T117">2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</text:span></text:span><text:span text:style-name="Strong_20_Emphasis"><text:span text:style-name="T113">สลับฐานข้อมูล</text:span></text:span><text:span text:style-name="Strong_20_Emphasis"><text:span text:style-name="T101"> : </text:span></text:span><text:span text:style-name="Strong_20_Emphasis"><text:span text:style-name="T113">เพิ่ม</text:span></text:span><text:span text:style-name="Strong_20_Emphasis"><text:span text:style-name="T112">ข้อมูล <text:s text:c="48"/></text:span></text:span><text:span text:style-name="Strong_20_Emphasis"><text:span text:style-name="T122">53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3">1</text:span></text:span><text:span text:style-name="Strong_20_Emphasis"><text:span text:style-name="T117">3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</text:span></text:span><text:span text:style-name="Strong_20_Emphasis"><text:span text:style-name="T113">สลับฐานข้อมูล</text:span></text:span><text:span text:style-name="Strong_20_Emphasis"><text:span text:style-name="T101"> : </text:span></text:span><text:span text:style-name="Strong_20_Emphasis"><text:span text:style-name="T114">แก้ไข</text:span></text:span><text:span text:style-name="Strong_20_Emphasis"><text:span text:style-name="T112">ข้อมูล <text:s text:c="46"/></text:span></text:span><text:span text:style-name="Strong_20_Emphasis"><text:span text:style-name="T122">53</text:span></text:span></text:p>
      <text:p text:style-name="P10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3">1</text:span></text:span><text:span text:style-name="Strong_20_Emphasis"><text:span text:style-name="T117">4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</text:span></text:span><text:span text:style-name="Strong_20_Emphasis"><text:span text:style-name="T113">สลับฐานข้อมูล</text:span></text:span><text:span text:style-name="Strong_20_Emphasis"><text:span text:style-name="T101"> : </text:span></text:span><text:span text:style-name="Strong_20_Emphasis"><text:span text:style-name="T115">ลบ</text:span></text:span><text:span text:style-name="Strong_20_Emphasis"><text:span text:style-name="T112">ข้อมูล <text:s text:c="48"/></text:span></text:span><text:span text:style-name="Strong_20_Emphasis"><text:span text:style-name="T123">54</text:span></text:span></text:p>
      <text:p text:style-name="P11"><text:span text:style-name="Strong_20_Emphasis"><text:span text:style-name="T100"><text:s text:c="5"/>4</text:span></text:span><text:span text:style-name="Strong_20_Emphasis"><text:span text:style-name="T98">.</text:span></text:span><text:span text:style-name="Strong_20_Emphasis"><text:span text:style-name="T113">1</text:span></text:span><text:span text:style-name="Strong_20_Emphasis"><text:span text:style-name="T117">5</text:span></text:span><text:span text:style-name="Strong_20_Emphasis"><text:span text:style-name="T98"> </text:span></text:span><text:span text:style-name="Strong_20_Emphasis"><text:span text:style-name="T100">ทดสอบ</text:span></text:span><text:span text:style-name="Strong_20_Emphasis"><text:span text:style-name="T101">การ</text:span></text:span><text:span text:style-name="Strong_20_Emphasis"><text:span text:style-name="T109">จัดการ</text:span></text:span><text:span text:style-name="Strong_20_Emphasis"><text:span text:style-name="T113"> </text:span></text:span><text:span text:style-name="Strong_20_Emphasis"><text:span text:style-name="T116">Log</text:span></text:span><text:span text:style-name="Strong_20_Emphasis"><text:span text:style-name="T101"> : </text:span></text:span><text:span text:style-name="Strong_20_Emphasis"><text:span text:style-name="T116">แสดงข้อมูล Log <text:s text:c="51"/></text:span></text:span><text:span text:style-name="Strong_20_Emphasis"><text:span text:style-name="T123">54</text:span></text:span></text:p>
      <text:p text:style-name="P34"><text:soft-page-break/>สารบัญ<text:span text:style-name="T92">ตาราง(ต่อ)</text:span></text:p>
      <text:p text:style-name="P34"/>
      <text:p text:style-name="P25">ตารางที่ <text:s text:c="98"/>หน้า</text:p>
      <text:p text:style-name="P11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6">16</text:span></text:span><text:span text:style-name="Strong_20_Emphasis"><text:span text:style-name="T15"> </text:span></text:span><text:span text:style-name="Strong_20_Emphasis"><text:span text:style-name="T22">ทดสอบการค้นหา <text:s text:c="79"/></text:span></text:span><text:span text:style-name="Strong_20_Emphasis"><text:span text:style-name="T45">54</text:span></text:span></text:p>
      <text:p text:style-name="P11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6">17</text:span></text:span><text:span text:style-name="Strong_20_Emphasis"><text:span text:style-name="T15"> </text:span></text:span><text:span text:style-name="Strong_20_Emphasis"><text:span text:style-name="T22">ทดสอบการค้นหาโดยใช้ filter <text:s text:c="65"/></text:span></text:span><text:span text:style-name="Strong_20_Emphasis"><text:span text:style-name="T45">54</text:span></text:span></text:p>
      <text:p text:style-name="P11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6">18</text:span></text:span><text:span text:style-name="Strong_20_Emphasis"><text:span text:style-name="T15"> </text:span></text:span><text:span text:style-name="Strong_20_Emphasis"><text:span text:style-name="T22">ทดสอบเลือกหมวดหมู่ <text:s text:c="75"/></text:span></text:span><text:span text:style-name="Strong_20_Emphasis"><text:span text:style-name="T46">55</text:span></text:span></text:p>
      <text:p text:style-name="P11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6">19</text:span></text:span><text:span text:style-name="Strong_20_Emphasis"><text:span text:style-name="T15"> </text:span></text:span><text:span text:style-name="Strong_20_Emphasis"><text:span text:style-name="T22">ทดสอบให้ start application ทำงานตามเวลาที่กำหนด <text:s text:c="35"/></text:span></text:span><text:span text:style-name="Strong_20_Emphasis"><text:span text:style-name="T46">55</text:span></text:span></text:p>
      <text:p text:style-name="P11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0</text:span></text:span><text:span text:style-name="Strong_20_Emphasis"><text:span text:style-name="T15"> </text:span></text:span><text:span text:style-name="Strong_20_Emphasis"><text:span text:style-name="T22">ทดสอบ push pop ข้อมูลใน Redis(NoSQL) <text:s text:c="48"/></text:span></text:span><text:span text:style-name="Strong_20_Emphasis"><text:span text:style-name="T46">55</text:span></text:span></text:p>
      <text:p text:style-name="P11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1</text:span></text:span><text:span text:style-name="Strong_20_Emphasis"><text:span text:style-name="T15"> </text:span></text:span><text:span text:style-name="Strong_20_Emphasis"><text:span text:style-name="T22">ทดสอบลบข้อมูลใน Redis(NoSQL) <text:s text:c="60"/></text:span></text:span><text:span text:style-name="Strong_20_Emphasis"><text:span text:style-name="T46">55</text:span></text:span></text:p>
      <text:p text:style-name="P11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2</text:span></text:span><text:span text:style-name="Strong_20_Emphasis"><text:span text:style-name="T15"> </text:span></text:span><text:span text:style-name="Strong_20_Emphasis"><text:span text:style-name="T22">ทดสอบสลับฐานข้อมูล(สลับสถานะในฐานข้อมูล) <text:s text:c="45"/></text:span></text:span><text:span text:style-name="Strong_20_Emphasis"><text:span text:style-name="T47">56</text:span></text:span></text:p>
      <text:p text:style-name="P11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3</text:span></text:span><text:span text:style-name="Strong_20_Emphasis"><text:span text:style-name="T15"> </text:span></text:span><text:span text:style-name="Strong_20_Emphasis"><text:span text:style-name="T22">ทดสอบลบข้อมูลใน Elasticsearch(NoSQL) <text:s text:c="50"/></text:span></text:span><text:span text:style-name="Strong_20_Emphasis"><text:span text:style-name="T47">56</text:span></text:span></text:p>
      <text:p text:style-name="P11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4</text:span></text:span><text:span text:style-name="Strong_20_Emphasis"><text:span text:style-name="T15"> </text:span></text:span><text:span text:style-name="Strong_20_Emphasis"><text:span text:style-name="T22">ทดสอบการจัดหมวดหมู่สินค้า <text:s text:c="68"/></text:span></text:span><text:span text:style-name="Strong_20_Emphasis"><text:span text:style-name="T47">56</text:span></text:span></text:p>
      <text:p text:style-name="P59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</text:span></text:span><text:span text:style-name="Strong_20_Emphasis"><text:span text:style-name="T37">5</text:span></text:span><text:span text:style-name="Strong_20_Emphasis"><text:span text:style-name="T15"> </text:span></text:span><text:span text:style-name="Strong_20_Emphasis"><text:span text:style-name="T22">ทดสอบ</text:span></text:span><text:span text:style-name="Strong_20_Emphasis"><text:span text:style-name="T37">ความครบถ้วนของข้อมูล ใช้ 10 bot ทำงาน <text:s text:c="42"/></text:span></text:span><text:span text:style-name="Strong_20_Emphasis"><text:span text:style-name="T47">57</text:span></text:span></text:p>
      <text:p text:style-name="P59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</text:span></text:span><text:span text:style-name="Strong_20_Emphasis"><text:span text:style-name="T38">6</text:span></text:span><text:span text:style-name="Strong_20_Emphasis"><text:span text:style-name="T15"> </text:span></text:span><text:span text:style-name="Strong_20_Emphasis"><text:span text:style-name="T22">ทดสอบ</text:span></text:span><text:span text:style-name="Strong_20_Emphasis"><text:span text:style-name="T38">การทำงานของ bot ตั้งแต่ 3 bot ถึง 13 bot <text:s text:c="40"/></text:span></text:span><text:span text:style-name="Strong_20_Emphasis"><text:span text:style-name="T47">58</text:span></text:span></text:p>
      <text:p text:style-name="P59"><text:span text:style-name="Strong_20_Emphasis"><text:span text:style-name="T22"><text:s text:c="5"/>4</text:span></text:span><text:span text:style-name="Strong_20_Emphasis"><text:span text:style-name="T15">.</text:span></text:span><text:span text:style-name="Strong_20_Emphasis"><text:span text:style-name="T27">2</text:span></text:span><text:span text:style-name="Strong_20_Emphasis"><text:span text:style-name="T40">7</text:span></text:span><text:span text:style-name="Strong_20_Emphasis"><text:span text:style-name="T15"> </text:span></text:span><text:span text:style-name="Strong_20_Emphasis"><text:span text:style-name="T22">ทดสอบ</text:span></text:span><text:span text:style-name="Strong_20_Emphasis"><text:span text:style-name="T38"> </text:span></text:span><text:span text:style-name="Strong_20_Emphasis"><text:span text:style-name="T39">load testing <text:s text:c="77"/></text:span></text:span><text:span text:style-name="Strong_20_Emphasis"><text:span text:style-name="T48">59</text:span></text:span></text:p>
      <text:p text:style-name="P59"><text:span text:style-name="Strong_20_Emphasis"><text:span text:style-name="T41"><text:s text:c="5"/>5.1 แบบประเมิน <text:s text:c="90"/></text:span></text:span><text:span text:style-name="Strong_20_Emphasis"><text:span text:style-name="T48">60</text:span></text:span></text:p>
      <text:p text:style-name="P22"/>
      <text:p text:style-name="P2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"/>
      <text:p text:style-name="P62"/>
      <text:p text:style-name="P35"><text:soft-page-break/>สารบัญ<text:span text:style-name="T128">ภาพ</text:span></text:p>
      <text:p text:style-name="P35"/>
      <text:p text:style-name="P23"><text:span text:style-name="T128">ภาพที่ <text:s text:c="98"/></text:span>หน้า</text:p>
      <text:p text:style-name="P28"><text:span text:style-name="T1"><text:s text:c="5"/>3.1 ตัวอย่าง</text:span><text:span text:style-name="Strong_20_Emphasis"><text:span text:style-name="T5">Use Case Diagram <text:s text:c="70"/></text:span></text:span><text:span text:style-name="Strong_20_Emphasis"><text:span text:style-name="T10">12</text:span></text:span></text:p>
      <text:p text:style-name="P28"><text:span text:style-name="Strong_20_Emphasis"><text:span text:style-name="T1"><text:s text:c="5"/>3.</text:span></text:span><text:span text:style-name="Strong_20_Emphasis"><text:span text:style-name="T8">2</text:span></text:span><text:span text:style-name="Strong_20_Emphasis"><text:span text:style-name="T1"> ตัวอย่าง</text:span></text:span><text:span text:style-name="Strong_20_Emphasis"><text:span text:style-name="T6">Sequence Diagram <text:s text:c="69"/></text:span></text:span><text:span text:style-name="Strong_20_Emphasis"><text:span text:style-name="T10">12</text:span></text:span></text:p>
      <text:p text:style-name="P28"><text:span text:style-name="Strong_20_Emphasis"><text:span text:style-name="T1"><text:s text:c="5"/>3.</text:span></text:span><text:span text:style-name="Strong_20_Emphasis"><text:span text:style-name="T9">3</text:span></text:span><text:span text:style-name="Strong_20_Emphasis"><text:span text:style-name="T1"> ตัวอย่าง</text:span></text:span><text:span text:style-name="Strong_20_Emphasis"><text:span text:style-name="T7">Activity Diagram <text:s text:c="72"/></text:span></text:span><text:span text:style-name="Strong_20_Emphasis"><text:span text:style-name="T10">13</text:span></text:span></text:p>
      <text:p text:style-name="P12"><text:span text:style-name="Strong_20_Emphasis"><text:span text:style-name="T15"><text:s text:c="5"/>3.</text:span></text:span><text:span text:style-name="Strong_20_Emphasis"><text:span text:style-name="T35">4</text:span></text:span><text:span text:style-name="Strong_20_Emphasis"><text:span text:style-name="T15"> ตัวอย่าง</text:span></text:span><text:span text:style-name="Strong_20_Emphasis"><text:span text:style-name="T28">Class Diagram <text:s text:c="75"/></text:span></text:span><text:span text:style-name="Strong_20_Emphasis"><text:span text:style-name="T49">14</text:span></text:span></text:p>
      <text:p text:style-name="P12"><text:span text:style-name="Strong_20_Emphasis"><text:span text:style-name="T33"><text:s text:c="5"/>3.5 </text:span></text:span><text:span text:style-name="Strong_20_Emphasis"><text:span text:style-name="T15">Use Case Main Diagram <text:s text:c="73"/></text:span></text:span><text:span text:style-name="Strong_20_Emphasis"><text:span text:style-name="T50">15</text:span></text:span></text:p>
      <text:p text:style-name="P12"><text:span text:style-name="Strong_20_Emphasis"><text:span text:style-name="T33"><text:s text:c="5"/>3.6 </text:span></text:span><text:span text:style-name="Strong_20_Emphasis"><text:span text:style-name="T15">Use Case Diagram </text:span></text:span><text:span text:style-name="Strong_20_Emphasis"><text:span text:style-name="T16">Log in <text:s text:c="71"/></text:span></text:span><text:span text:style-name="Strong_20_Emphasis"><text:span text:style-name="T50">16</text:span></text:span></text:p>
      <text:p text:style-name="P12"><text:span text:style-name="Strong_20_Emphasis"><text:span text:style-name="T33"><text:s text:c="5"/>3.7 </text:span></text:span><text:span text:style-name="Strong_20_Emphasis"><text:span text:style-name="T15">Use Case Diagram </text:span></text:span><text:span text:style-name="Strong_20_Emphasis"><text:span text:style-name="T29">Web control <text:s text:c="62"/></text:span></text:span><text:span text:style-name="Strong_20_Emphasis"><text:span text:style-name="T50">17</text:span></text:span></text:p>
      <text:p text:style-name="P12"><text:span text:style-name="Strong_20_Emphasis"><text:span text:style-name="T33"><text:s text:c="5"/>3.8 </text:span></text:span><text:span text:style-name="Strong_20_Emphasis"><text:span text:style-name="T15">Use Case Diagram </text:span></text:span><text:span text:style-name="Strong_20_Emphasis"><text:span text:style-name="T30">Schedule <text:s text:c="66"/></text:span></text:span><text:span text:style-name="Strong_20_Emphasis"><text:span text:style-name="T50">19</text:span></text:span></text:p>
      <text:p text:style-name="P12"><text:span text:style-name="Strong_20_Emphasis"><text:span text:style-name="T33"><text:s text:c="5"/>3.9 </text:span></text:span><text:span text:style-name="Strong_20_Emphasis"><text:span text:style-name="T15">Use Case Diagram </text:span></text:span><text:span text:style-name="Strong_20_Emphasis"><text:span text:style-name="T31">Users <text:s text:c="72"/></text:span></text:span><text:span text:style-name="Strong_20_Emphasis"><text:span text:style-name="T51">21</text:span></text:span></text:p>
      <text:p text:style-name="P4"><text:span text:style-name="Strong_20_Emphasis"><text:span text:style-name="T33"><text:s text:c="5"/>3.10 </text:span></text:span><text:span text:style-name="Strong_20_Emphasis"><text:span text:style-name="T15">Use Case Diagram </text:span></text:span><text:span text:style-name="Strong_20_Emphasis"><text:span text:style-name="T17">Switch database <text:s text:c="55"/></text:span></text:span><text:span text:style-name="Strong_20_Emphasis"><text:span text:style-name="T52">23</text:span></text:span></text:p>
      <text:p text:style-name="P4"><text:span text:style-name="Strong_20_Emphasis"><text:span text:style-name="T33"><text:s text:c="5"/>3.11 Use Case Diagram Log <text:s text:c="72"/></text:span></text:span><text:span text:style-name="Strong_20_Emphasis"><text:span text:style-name="T52">25</text:span></text:span></text:p>
      <text:p text:style-name="P4"><text:span text:style-name="Strong_20_Emphasis"><text:span text:style-name="T33"><text:s text:c="5"/>3.12 Use Case Diagram Search <text:s text:c="68"/></text:span></text:span><text:span text:style-name="Strong_20_Emphasis"><text:span text:style-name="T52">26</text:span></text:span></text:p>
      <text:p text:style-name="P4"><text:span text:style-name="Strong_20_Emphasis"><text:span text:style-name="T33"><text:s text:c="5"/>3.13 Use Case Diagram Select category <text:s text:c="55"/></text:span></text:span><text:span text:style-name="Strong_20_Emphasis"><text:span text:style-name="T53">28</text:span></text:span></text:p>
      <text:p text:style-name="P5"><text:span text:style-name="Strong_20_Emphasis"><text:span text:style-name="T33"><text:s text:c="5"/>3.14 Class Diagram <text:s text:c="83"/></text:span></text:span><text:span text:style-name="Strong_20_Emphasis"><text:span text:style-name="T53">30</text:span></text:span></text:p>
      <text:p text:style-name="P5"><text:span text:style-name="Strong_20_Emphasis"><text:span text:style-name="T34"><text:s text:c="5"/>4.1 หลักการทำงานของระบบ web scrapping <text:s text:c="53"/></text:span></text:span><text:span text:style-name="Strong_20_Emphasis"><text:span text:style-name="T53">34</text:span></text:span></text:p>
      <text:p text:style-name="P6"><text:span text:style-name="Strong_20_Emphasis"><text:span text:style-name="T34"><text:s text:c="5"/>4.2 Interfaceเข้าสู่ระบบ <text:s text:c="78"/></text:span></text:span><text:span text:style-name="Strong_20_Emphasis"><text:span text:style-name="T53">36</text:span></text:span></text:p>
      <text:p text:style-name="P6"><text:span text:style-name="Strong_20_Emphasis"><text:span text:style-name="T34"><text:s text:c="5"/>4.3 Interface เรียกดูจัดการเว็บ <text:s text:c="71"/></text:span></text:span><text:span text:style-name="Strong_20_Emphasis"><text:span text:style-name="T53">36</text:span></text:span></text:p>
      <text:p text:style-name="P13"><text:span text:style-name="Strong_20_Emphasis"><text:span text:style-name="T34"><text:s text:c="5"/>4.4 Interface เพิ่มเว็บ <text:s text:c="81"/></text:span></text:span><text:span text:style-name="Strong_20_Emphasis"><text:span text:style-name="T53">37</text:span></text:span></text:p>
      <text:p text:style-name="P13"><text:span text:style-name="Strong_20_Emphasis"><text:span text:style-name="T34"><text:s text:c="5"/>4.5 Interface แก้ไขเว็บ <text:s text:c="80"/></text:span></text:span><text:span text:style-name="Strong_20_Emphasis"><text:span text:style-name="T53">37</text:span></text:span></text:p>
      <text:p text:style-name="P13"><text:span text:style-name="Strong_20_Emphasis"><text:span text:style-name="T34"><text:s text:c="5"/>4.6 Interface แก้ไขสถานะเว็บ <text:s text:c="72"/></text:span></text:span><text:span text:style-name="Strong_20_Emphasis"><text:span text:style-name="T53">38</text:span></text:span></text:p>
      <text:p text:style-name="P13"><text:span text:style-name="Strong_20_Emphasis"><text:span text:style-name="T34"><text:s text:c="5"/>4.7 Interface ลบเว็บ <text:s text:c="84"/></text:span></text:span><text:span text:style-name="Strong_20_Emphasis"><text:span text:style-name="T53">38</text:span></text:span></text:p>
      <text:p text:style-name="P13"><text:span text:style-name="Strong_20_Emphasis"><text:span text:style-name="T34"><text:s text:c="5"/>4.8</text:span></text:span><text:span text:style-name="Strong_20_Emphasis"><text:span text:style-name="T33"> </text:span></text:span><text:span text:style-name="Strong_20_Emphasis"><text:span text:style-name="T32">Interface แสดงหน้าตั้งเวลาทำงาน <text:s text:c="63"/></text:span></text:span><text:span text:style-name="Strong_20_Emphasis"><text:span text:style-name="T54">39</text:span></text:span></text:p>
      <text:p text:style-name="P13"><text:span text:style-name="Strong_20_Emphasis"><text:span text:style-name="T34"><text:s text:c="5"/>4.9</text:span></text:span><text:span text:style-name="Strong_20_Emphasis"><text:span text:style-name="T33"> </text:span></text:span><text:span text:style-name="Strong_20_Emphasis"><text:span text:style-name="T32">Interface เพิ่มตั้งเวลาทำงาน <text:s text:c="70"/></text:span></text:span><text:span text:style-name="Strong_20_Emphasis"><text:span text:style-name="T54">39</text:span></text:span></text:p>
      <text:p text:style-name="P14"><text:span text:style-name="Strong_20_Emphasis"><text:span text:style-name="T34"><text:s text:c="5"/>4.10</text:span></text:span><text:span text:style-name="Strong_20_Emphasis"><text:span text:style-name="T33"> </text:span></text:span><text:span text:style-name="Strong_20_Emphasis"><text:span text:style-name="T32">Interface แก้ไขตั้งเวลาทำงาน <text:s text:c="67"/></text:span></text:span><text:span text:style-name="Strong_20_Emphasis"><text:span text:style-name="T55">40</text:span></text:span></text:p>
      <text:p text:style-name="P14"><text:span text:style-name="Strong_20_Emphasis"><text:span text:style-name="T34"><text:s text:c="5"/>4.11</text:span></text:span><text:span text:style-name="Strong_20_Emphasis"><text:span text:style-name="T33"> </text:span></text:span><text:span text:style-name="Strong_20_Emphasis"><text:span text:style-name="T32">Interface ลบตั้งเวลาทำงาน <text:s text:c="69"/></text:span></text:span><text:span text:style-name="Strong_20_Emphasis"><text:span text:style-name="T55">40</text:span></text:span></text:p>
      <text:p text:style-name="P14"><text:span text:style-name="Strong_20_Emphasis"><text:span text:style-name="T34"><text:s text:c="5"/>4.12</text:span></text:span><text:span text:style-name="Strong_20_Emphasis"><text:span text:style-name="T33"> </text:span></text:span><text:span text:style-name="Strong_20_Emphasis"><text:span text:style-name="T32">Interface แสดงหน้าจัดการสมาชิก <text:s text:c="61"/></text:span></text:span><text:span text:style-name="Strong_20_Emphasis"><text:span text:style-name="T56">41</text:span></text:span></text:p>
      <text:p text:style-name="P14"><text:span text:style-name="Strong_20_Emphasis"><text:span text:style-name="T34"><text:s text:c="5"/>4.13</text:span></text:span><text:span text:style-name="Strong_20_Emphasis"><text:span text:style-name="T33"> </text:span></text:span><text:span text:style-name="Strong_20_Emphasis"><text:span text:style-name="T32">Interface เพิ่มสมาชิก <text:s text:c="77"/></text:span></text:span><text:span text:style-name="Strong_20_Emphasis"><text:span text:style-name="T56">41</text:span></text:span></text:p>
      <text:p text:style-name="P14"><text:span text:style-name="Strong_20_Emphasis"><text:span text:style-name="T34"><text:s text:c="5"/>4.14</text:span></text:span><text:span text:style-name="Strong_20_Emphasis"><text:span text:style-name="T33"> </text:span></text:span><text:span text:style-name="Strong_20_Emphasis"><text:span text:style-name="T32">Interface แก้ไขสมาชิก <text:s text:c="75"/></text:span></text:span><text:span text:style-name="Strong_20_Emphasis"><text:span text:style-name="T57">42</text:span></text:span></text:p>
      <text:p text:style-name="P14"><text:span text:style-name="Strong_20_Emphasis"><text:span text:style-name="T34"><text:s text:c="5"/>4.15</text:span></text:span><text:span text:style-name="Strong_20_Emphasis"><text:span text:style-name="T33"> </text:span></text:span><text:span text:style-name="Strong_20_Emphasis"><text:span text:style-name="T32">Interface เปลี่ยนรหัสผ่านสมาชิก <text:s text:c="62"/></text:span></text:span><text:span text:style-name="Strong_20_Emphasis"><text:span text:style-name="T57">42</text:span></text:span></text:p>
      <text:p text:style-name="P14"><text:span text:style-name="Strong_20_Emphasis"><text:span text:style-name="T32"/></text:span></text:p>
      <text:p text:style-name="P14"><text:span text:style-name="Strong_20_Emphasis"><text:span text:style-name="T32"/></text:span></text:p>
      <text:p text:style-name="P36"><text:soft-page-break/>สารบัญ<text:span text:style-name="T128">ภาพ(ต่อ)</text:span></text:p>
      <text:p text:style-name="P36"/>
      <text:p text:style-name="P24"><text:span text:style-name="Strong_20_Emphasis"><text:span text:style-name="T12">ภาพที่ <text:s text:c="98"/></text:span></text:span><text:span text:style-name="Strong_20_Emphasis"><text:span text:style-name="T11">หน้า</text:span></text:span></text:p>
      <text:p text:style-name="P15"><text:span text:style-name="Strong_20_Emphasis"><text:span text:style-name="T34"><text:s text:c="5"/>4.16</text:span></text:span><text:span text:style-name="Strong_20_Emphasis"><text:span text:style-name="T33"> </text:span></text:span><text:span text:style-name="Strong_20_Emphasis"><text:span text:style-name="T32">Interface ลบสมาชิก <text:s text:c="74"/></text:span></text:span><text:span text:style-name="Strong_20_Emphasis"><text:span text:style-name="T58">43</text:span></text:span></text:p>
      <text:p text:style-name="P15"><text:span text:style-name="Strong_20_Emphasis"><text:span text:style-name="T34"><text:s text:c="5"/>4.17</text:span></text:span><text:span text:style-name="Strong_20_Emphasis"><text:span text:style-name="T33"> </text:span></text:span><text:span text:style-name="Strong_20_Emphasis"><text:span text:style-name="T32">Interface แสดงหน้าจัดการสลับฐานข้อมูล <text:s text:c="49"/></text:span></text:span><text:span text:style-name="Strong_20_Emphasis"><text:span text:style-name="T58">43</text:span></text:span></text:p>
      <text:p text:style-name="P15"><text:span text:style-name="Strong_20_Emphasis"><text:span text:style-name="T34"><text:s text:c="5"/>4.18</text:span></text:span><text:span text:style-name="Strong_20_Emphasis"><text:span text:style-name="T33"> </text:span></text:span><text:span text:style-name="Strong_20_Emphasis"><text:span text:style-name="T32">Interface สร้างชื่อฐานข้อมูล <text:s text:c="65"/></text:span></text:span><text:span text:style-name="Strong_20_Emphasis"><text:span text:style-name="T59">44</text:span></text:span></text:p>
      <text:p text:style-name="P15"><text:span text:style-name="Strong_20_Emphasis"><text:span text:style-name="T34"><text:s text:c="5"/>4.19</text:span></text:span><text:span text:style-name="Strong_20_Emphasis"><text:span text:style-name="T33"> </text:span></text:span><text:span text:style-name="Strong_20_Emphasis"><text:span text:style-name="T32">Interface แก้ไขชื่อฐานข้อมูล <text:s text:c="65"/></text:span></text:span><text:span text:style-name="Strong_20_Emphasis"><text:span text:style-name="T59">44</text:span></text:span></text:p>
      <text:p text:style-name="P15"><text:span text:style-name="Strong_20_Emphasis"><text:span text:style-name="T34"><text:s text:c="5"/>4.20</text:span></text:span><text:span text:style-name="Strong_20_Emphasis"><text:span text:style-name="T33"> </text:span></text:span><text:span text:style-name="Strong_20_Emphasis"><text:span text:style-name="T32">Interface แก้ไขสถานะฐานข้อมูล <text:s text:c="60"/></text:span></text:span><text:span text:style-name="Strong_20_Emphasis"><text:span text:style-name="T60">45</text:span></text:span></text:p>
      <text:p text:style-name="P15"><text:span text:style-name="Strong_20_Emphasis"><text:span text:style-name="T34"><text:s text:c="5"/>4.21</text:span></text:span><text:span text:style-name="Strong_20_Emphasis"><text:span text:style-name="T33"> </text:span></text:span><text:span text:style-name="Strong_20_Emphasis"><text:span text:style-name="T32">Interface ลบชื่อฐานข้อมูล <text:s text:c="67"/></text:span></text:span><text:span text:style-name="Strong_20_Emphasis"><text:span text:style-name="T60">45</text:span></text:span></text:p>
      <text:p text:style-name="P15"><text:span text:style-name="Strong_20_Emphasis"><text:span text:style-name="T34"><text:s text:c="5"/>4.22</text:span></text:span><text:span text:style-name="Strong_20_Emphasis"><text:span text:style-name="T33"> </text:span></text:span><text:span text:style-name="Strong_20_Emphasis"><text:span text:style-name="T32">Interface แสดง Log <text:s text:c="74"/></text:span></text:span><text:span text:style-name="Strong_20_Emphasis"><text:span text:style-name="T61">46</text:span></text:span></text:p>
      <text:p text:style-name="P15"><text:span text:style-name="Strong_20_Emphasis"><text:span text:style-name="T34"><text:s text:c="5"/>4.23</text:span></text:span><text:span text:style-name="Strong_20_Emphasis"><text:span text:style-name="T33"> </text:span></text:span><text:span text:style-name="Strong_20_Emphasis"><text:span text:style-name="T32">Interface เลือกวันที่เพื่อแสดง Log <text:s text:c="57"/></text:span></text:span><text:span text:style-name="Strong_20_Emphasis"><text:span text:style-name="T61">46</text:span></text:span></text:p>
      <text:p text:style-name="P15"><text:span text:style-name="Strong_20_Emphasis"><text:span text:style-name="T34"><text:s text:c="5"/>4.24</text:span></text:span><text:span text:style-name="Strong_20_Emphasis"><text:span text:style-name="T33"> </text:span></text:span><text:span text:style-name="Strong_20_Emphasis"><text:span text:style-name="T36">Mobile interface หน้าแรก <text:s text:c="65"/></text:span></text:span><text:span text:style-name="Strong_20_Emphasis"><text:span text:style-name="T61">47</text:span></text:span></text:p>
      <text:p text:style-name="P15"><text:span text:style-name="Strong_20_Emphasis"><text:span text:style-name="T34"><text:s text:c="5"/>4.25</text:span></text:span><text:span text:style-name="Strong_20_Emphasis"><text:span text:style-name="T33"> </text:span></text:span><text:span text:style-name="Strong_20_Emphasis"><text:span text:style-name="T36">Mobile interface ค้นหา <text:s text:c="69"/></text:span></text:span><text:span text:style-name="Strong_20_Emphasis"><text:span text:style-name="T61">47</text:span></text:span></text:p>
      <text:p text:style-name="P15"><text:span text:style-name="Strong_20_Emphasis"><text:span text:style-name="T34"><text:s text:c="5"/>4.26</text:span></text:span><text:span text:style-name="Strong_20_Emphasis"><text:span text:style-name="T33"> </text:span></text:span><text:span text:style-name="Strong_20_Emphasis"><text:span text:style-name="T36">Mobile interface filterค้นหา <text:s text:c="62"/></text:span></text:span><text:span text:style-name="Strong_20_Emphasis"><text:span text:style-name="T61">48</text:span></text:span></text:p>
      <text:p text:style-name="P15"><text:span text:style-name="Strong_20_Emphasis"><text:span text:style-name="T34"><text:s text:c="5"/>4.27</text:span></text:span><text:span text:style-name="Strong_20_Emphasis"><text:span text:style-name="T33"> </text:span></text:span><text:span text:style-name="Strong_20_Emphasis"><text:span text:style-name="T36">Mobile interface หมวดหมู่สินค้า <text:s text:c="59"/></text:span></text:span><text:span text:style-name="Strong_20_Emphasis"><text:span text:style-name="T61">48</text:span></text:span></text:p>
      <text:p text:style-name="P61"><text:span text:style-name="Strong_20_Emphasis"><text:span text:style-name="T34"><text:s text:c="5"/>4</text:span></text:span><text:span text:style-name="Strong_20_Emphasis"><text:span text:style-name="T33">.</text:span></text:span><text:span text:style-name="Strong_20_Emphasis"><text:span text:style-name="T65">2</text:span></text:span><text:span text:style-name="Strong_20_Emphasis"><text:span text:style-name="T63">8</text:span></text:span><text:span text:style-name="Strong_20_Emphasis"><text:span text:style-name="T144"> </text:span></text:span><text:span text:style-name="Strong_20_Emphasis"><text:span text:style-name="T36">Mobile i</text:span></text:span><text:span text:style-name="Strong_20_Emphasis"><text:span text:style-name="T32">nterface</text:span></text:span><text:span text:style-name="Strong_20_Emphasis"><text:span text:style-name="T62"> </text:span></text:span><text:span text:style-name="Strong_20_Emphasis"><text:span text:style-name="T63">ตั้งค่า</text:span></text:span><text:span text:style-name="Strong_20_Emphasis"><text:span text:style-name="T64">หมวดหมู่สินค้า <text:s text:c="53"/></text:span></text:span><text:span text:style-name="Strong_20_Emphasis"><text:span text:style-name="T66">49</text:span></text:span></text:p>
      <text:p text:style-name="P16"><text:span text:style-name="Strong_20_Emphasis"><text:span text:style-name="T36"/></text:span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H SarabunPSK2" svg:font-family="'TH SarabunPSK'" style:font-pitch="variable"/>
    <style:font-face style:name="TH SarabunPSK1" svg:font-family="'TH SarabunPSK'" style:font-adornments="Bold" style:font-pitch="variable"/>
    <style:font-face style:name="TH SarabunPSK" svg:font-family="'TH SarabunPSK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>
        <style:tab-stops/>
      </style:paragraph-properties>
      <style:text-properties style:font-name="TH SarabunPSK" fo:font-family="'TH SarabunPSK'" style:font-style-name="Regular" style:font-pitch="variable" fo:font-size="16pt" fo:language="en" fo:country="AU" style:font-size-asian="10.5pt" style:font-name-complex="TH SarabunPSK" style:font-family-complex="'TH SarabunPSK'" style:font-style-name-complex="Regular" style:font-pitch-complex="variable" style:font-size-complex="16pt" style:language-complex="th" style:country-complex="TH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H SarabunPSK1" fo:font-family="'TH SarabunPSK'" style:font-style-name="Bold" style:font-pitch="variable" fo:font-size="130%" fo:font-weight="bold" style:font-size-asian="130%" style:font-weight-asian="bold" style:font-name-complex="TH SarabunPSK1" style:font-family-complex="'TH SarabunPSK'" style:font-style-name-complex="Bold" style:font-pitch-complex="variable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H SarabunPSK1" fo:font-family="'TH SarabunPSK'" style:font-style-name="Bold" style:font-pitch="variable" fo:font-size="115%" fo:font-weight="bold" style:font-size-asian="115%" style:font-weight-asian="bold" style:font-name-complex="TH SarabunPSK1" style:font-family-complex="'TH SarabunPSK'" style:font-style-name-complex="Bold" style:font-pitch-complex="variable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H SarabunPSK1" fo:font-family="'TH SarabunPSK'" style:font-style-name="Bold" style:font-pitch="variable" fo:font-size="101%" fo:font-weight="bold" style:font-size-asian="101%" style:font-weight-asian="bold" style:font-name-complex="TH SarabunPSK1" style:font-family-complex="'TH SarabunPSK'" style:font-style-name-complex="Bold" style:font-pitch-complex="variable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46in" style:type="center"/>
          <style:tab-stop style:position="5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96a120" officeooo:paragraph-rsid="0096a120"/>
    </style:style>
    <style:page-layout style:name="Mpm1">
      <style:page-layout-properties fo:page-width="8.2701in" fo:page-height="11.6902in" style:num-format="1" style:print-orientation="portrait" fo:margin-top="1.5in" fo:margin-bottom="1in" fo:margin-left="1.5in" fo:margin-right="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style:num-format="ก, ข, ค, ..." text:select-page="current">จ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5:05:28.124962913</meta:creation-date>
    <dc:date>2021-06-24T23:16:52.431633213</dc:date>
    <meta:editing-duration>PT7H54M13S</meta:editing-duration>
    <meta:editing-cycles>165</meta:editing-cycles>
    <meta:generator>LibreOffice/6.0.7.3$Linux_X86_64 LibreOffice_project/00m0$Build-3</meta:generator>
    <meta:document-statistic meta:table-count="0" meta:image-count="0" meta:object-count="0" meta:page-count="7" meta:paragraph-count="143" meta:word-count="959" meta:character-count="13989" meta:non-whitespace-character-count="3594"/>
  </office:meta>
</office:document-meta>
</file>